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1.111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6.839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6.535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>
      <style:table-cell-properties fo:background-color="#99ccff"/>
      <style:text-properties style:font-name="Liberation Sans" style:font-name-asian="Arial Unicode MS" style:font-name-complex="Arial Unicode MS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7" style:family="table-cell" style:parent-style-name="Default">
      <style:table-cell-properties fo:background-color="#99ccff" style:text-align-source="fix" style:repeat-content="false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99cc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case-sensitive="false"/>
      <table:table table:name="account.account.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10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number-columns-repeated="101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de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parent_id:id</text:p>
          </table:table-cell>
          <table:table-cell office:value-type="string">
            <text:p>user_type:id</text:p>
          </table:table-cell>
          <table:table-cell office:value-type="string">
            <text:p>type</text:p>
          </table:table-cell>
          <table:table-cell office:value-type="string">
            <text:p>reconcil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])" office:value-type="string" office:string-value="account_0">
            <text:p>account_0</text:p>
          </table:table-cell>
          <table:table-cell office:value-type="string">
            <text:p>0</text:p>
          </table:table-cell>
          <table:table-cell table:number-columns-repeated="2"/>
          <table:table-cell table:style-name="ce13" office:value-type="string">
            <text:p>Your Company</text:p>
          </table:table-cell>
          <table:table-cell/>
          <table:table-cell office:value-type="string">
            <text:p>account.data_account_type_view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])" office:value-type="string" office:string-value="account_1">
            <text:p>account_1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ATTIVITÀ</text:p>
          </table:table-cell>
          <table:table-cell table:style-name="ce6" table:formula="of:=CONCATENATE(&quot;account_&quot;;[.C3])" office:value-type="string" office:string-value="account_0">
            <text:p>account_0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])" office:value-type="string" office:string-value="account_11">
            <text:p>account_11</text:p>
          </table:table-cell>
          <table:table-cell office:value-type="string">
            <text:p>11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IMMATERIALI</text:p>
          </table:table-cell>
          <table:table-cell table:style-name="ce6" table:formula="of:=CONCATENATE(&quot;account_&quot;;[.C4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])" office:value-type="string" office:string-value="account_1101">
            <text:p>account_1101</text:p>
          </table:table-cell>
          <table:table-cell table:style-name="ce6" table:formula="of:=CONCATENATE([.C5];[.D5])" office:value-type="string" office:string-value="1101">
            <text:p>1101</text:p>
          </table:table-cell>
          <table:table-cell office:value-type="string">
            <text:p>11</text:p>
          </table:table-cell>
          <table:table-cell office:value-type="string">
            <text:p>01</text:p>
          </table:table-cell>
          <table:table-cell office:value-type="string">
            <text:p>brevetti e copyright</text:p>
          </table:table-cell>
          <table:table-cell table:style-name="ce6" table:formula="of:=CONCATENATE(&quot;account_&quot;;[.C5])" office:value-type="string" office:string-value="account_11">
            <text:p>account_11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])" office:value-type="string" office:string-value="account_1102">
            <text:p>account_1102</text:p>
          </table:table-cell>
          <table:table-cell table:style-name="ce6" table:formula="of:=CONCATENATE([.C6];[.D6])" office:value-type="string" office:string-value="1102">
            <text:p>1102</text:p>
          </table:table-cell>
          <table:table-cell office:value-type="string">
            <text:p>11</text:p>
          </table:table-cell>
          <table:table-cell office:value-type="string">
            <text:p>02</text:p>
          </table:table-cell>
          <table:table-cell office:value-type="string">
            <text:p>software</text:p>
          </table:table-cell>
          <table:table-cell table:style-name="ce6" table:formula="of:=CONCATENATE(&quot;account_&quot;;[.C6])" office:value-type="string" office:string-value="account_11">
            <text:p>account_11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])" office:value-type="string" office:string-value="account_1121">
            <text:p>account_1121</text:p>
          </table:table-cell>
          <table:table-cell table:style-name="ce6" table:formula="of:=CONCATENATE([.C7];[.D7])" office:value-type="string" office:string-value="1121">
            <text:p>1121</text:p>
          </table:table-cell>
          <table:table-cell office:value-type="string">
            <text:p>11</text:p>
          </table:table-cell>
          <table:table-cell office:value-type="float" office:value="21">
            <text:p>21</text:p>
          </table:table-cell>
          <table:table-cell table:formula="of:=CONCATENATE(&quot;fondo amm. &quot;;[.E5])" office:value-type="string" office:string-value="fondo amm. brevetti e copyright">
            <text:p>fondo amm. brevetti e copyright</text:p>
          </table:table-cell>
          <table:table-cell table:style-name="ce6" table:formula="of:=CONCATENATE(&quot;account_&quot;;[.C7])" office:value-type="string" office:string-value="account_11">
            <text:p>account_11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])" office:value-type="string" office:string-value="account_1122">
            <text:p>account_1122</text:p>
          </table:table-cell>
          <table:table-cell table:style-name="ce6" table:formula="of:=CONCATENATE([.C8];[.D8])" office:value-type="string" office:string-value="1122">
            <text:p>1122</text:p>
          </table:table-cell>
          <table:table-cell office:value-type="string">
            <text:p>11</text:p>
          </table:table-cell>
          <table:table-cell office:value-type="float" office:value="22">
            <text:p>22</text:p>
          </table:table-cell>
          <table:table-cell table:formula="of:=CONCATENATE(&quot;fondo amm. &quot;;[.E6])" office:value-type="string" office:string-value="fondo amm. software">
            <text:p>fondo amm. software</text:p>
          </table:table-cell>
          <table:table-cell table:style-name="ce6" table:formula="of:=CONCATENATE(&quot;account_&quot;;[.C8])" office:value-type="string" office:string-value="account_11">
            <text:p>account_11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9])" office:value-type="string" office:string-value="account_12">
            <text:p>account_12</text:p>
          </table:table-cell>
          <table:table-cell office:value-type="string">
            <text:p>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MATERIALI</text:p>
          </table:table-cell>
          <table:table-cell table:style-name="ce6" table:formula="of:=CONCATENATE(&quot;account_&quot;;[.C9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0])" office:value-type="string" office:string-value="account_1201">
            <text:p>account_1201</text:p>
          </table:table-cell>
          <table:table-cell table:style-name="ce6" table:formula="of:=CONCATENATE([.C10];[.D10])" office:value-type="string" office:string-value="1201">
            <text:p>1201</text:p>
          </table:table-cell>
          <table:table-cell office:value-type="string">
            <text:p>12</text:p>
          </table:table-cell>
          <table:table-cell office:value-type="string">
            <text:p>01</text:p>
          </table:table-cell>
          <table:table-cell table:style-name="ce14" office:value-type="string">
            <text:p>abbigliamento</text:p>
          </table:table-cell>
          <table:table-cell table:style-name="ce6" table:formula="of:=CONCATENATE(&quot;account_&quot;;[.C10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1])" office:value-type="string" office:string-value="account_1202">
            <text:p>account_1202</text:p>
          </table:table-cell>
          <table:table-cell table:style-name="ce6" table:formula="of:=CONCATENATE([.C11];[.D11])" office:value-type="string" office:string-value="1202">
            <text:p>1202</text:p>
          </table:table-cell>
          <table:table-cell office:value-type="string">
            <text:p>12</text:p>
          </table:table-cell>
          <table:table-cell office:value-type="string">
            <text:p>02</text:p>
          </table:table-cell>
          <table:table-cell table:style-name="ce14" office:value-type="string">
            <text:p>apparecchiature elettroniche</text:p>
          </table:table-cell>
          <table:table-cell table:style-name="ce6" table:formula="of:=CONCATENATE(&quot;account_&quot;;[.C11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])" office:value-type="string" office:string-value="account_1203">
            <text:p>account_1203</text:p>
          </table:table-cell>
          <table:table-cell table:style-name="ce6" table:formula="of:=CONCATENATE([.C12];[.D12])" office:value-type="string" office:string-value="1203">
            <text:p>1203</text:p>
          </table:table-cell>
          <table:table-cell office:value-type="string">
            <text:p>12</text:p>
          </table:table-cell>
          <table:table-cell office:value-type="string">
            <text:p>03</text:p>
          </table:table-cell>
          <table:table-cell table:style-name="ce14" office:value-type="string">
            <text:p>arredamenti</text:p>
          </table:table-cell>
          <table:table-cell table:style-name="ce6" table:formula="of:=CONCATENATE(&quot;account_&quot;;[.C12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])" office:value-type="string" office:string-value="account_1204">
            <text:p>account_1204</text:p>
          </table:table-cell>
          <table:table-cell table:style-name="ce6" table:formula="of:=CONCATENATE([.C13];[.D13])" office:value-type="string" office:string-value="1204">
            <text:p>1204</text:p>
          </table:table-cell>
          <table:table-cell office:value-type="string">
            <text:p>12</text:p>
          </table:table-cell>
          <table:table-cell office:value-type="string">
            <text:p>04</text:p>
          </table:table-cell>
          <table:table-cell table:style-name="ce15" office:value-type="string">
            <text:p>attrezzature e macchinari</text:p>
          </table:table-cell>
          <table:table-cell table:style-name="ce6" table:formula="of:=CONCATENATE(&quot;account_&quot;;[.C13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4])" office:value-type="string" office:string-value="account_1205">
            <text:p>account_1205</text:p>
          </table:table-cell>
          <table:table-cell table:style-name="ce6" table:formula="of:=CONCATENATE([.C14];[.D14])" office:value-type="string" office:string-value="1205">
            <text:p>1205</text:p>
          </table:table-cell>
          <table:table-cell office:value-type="string">
            <text:p>12</text:p>
          </table:table-cell>
          <table:table-cell office:value-type="string">
            <text:p>05</text:p>
          </table:table-cell>
          <table:table-cell office:value-type="string">
            <text:p>automezzi</text:p>
          </table:table-cell>
          <table:table-cell table:style-name="ce6" table:formula="of:=CONCATENATE(&quot;account_&quot;;[.C14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5])" office:value-type="string" office:string-value="account_1210">
            <text:p>account_1210</text:p>
          </table:table-cell>
          <table:table-cell table:style-name="ce6" table:formula="of:=CONCATENATE([.C15];[.D15])" office:value-type="string" office:string-value="1210">
            <text:p>1210</text:p>
          </table:table-cell>
          <table:table-cell office:value-type="string">
            <text:p>12</text:p>
          </table:table-cell>
          <table:table-cell office:value-type="float" office:value="10">
            <text:p>10</text:p>
          </table:table-cell>
          <table:table-cell office:value-type="string">
            <text:p>beni preziosi</text:p>
          </table:table-cell>
          <table:table-cell table:style-name="ce6" table:formula="of:=CONCATENATE(&quot;account_&quot;;[.C15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6])" office:value-type="string" office:string-value="account_1211">
            <text:p>account_1211</text:p>
          </table:table-cell>
          <table:table-cell table:style-name="ce6" table:formula="of:=CONCATENATE([.C16];[.D16])" office:value-type="string" office:string-value="1211">
            <text:p>1211</text:p>
          </table:table-cell>
          <table:table-cell office:value-type="string">
            <text:p>12</text:p>
          </table:table-cell>
          <table:table-cell office:value-type="float" office:value="11">
            <text:p>11</text:p>
          </table:table-cell>
          <table:table-cell office:value-type="string">
            <text:p>immobili</text:p>
          </table:table-cell>
          <table:table-cell table:style-name="ce6" table:formula="of:=CONCATENATE(&quot;account_&quot;;[.C16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7])" office:value-type="string" office:string-value="account_1212">
            <text:p>account_1212</text:p>
          </table:table-cell>
          <table:table-cell table:style-name="ce6" table:formula="of:=CONCATENATE([.C17];[.D17])" office:value-type="string" office:string-value="1212">
            <text:p>1212</text:p>
          </table:table-cell>
          <table:table-cell office:value-type="string">
            <text:p>12</text:p>
          </table:table-cell>
          <table:table-cell office:value-type="float" office:value="12">
            <text:p>12</text:p>
          </table:table-cell>
          <table:table-cell office:value-type="string">
            <text:p>opere di valore</text:p>
          </table:table-cell>
          <table:table-cell table:style-name="ce6" table:formula="of:=CONCATENATE(&quot;account_&quot;;[.C17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8])" office:value-type="string" office:string-value="account_1221">
            <text:p>account_1221</text:p>
          </table:table-cell>
          <table:table-cell table:style-name="ce6" table:formula="of:=CONCATENATE([.C18];[.D18])" office:value-type="string" office:string-value="1221">
            <text:p>1221</text:p>
          </table:table-cell>
          <table:table-cell office:value-type="string">
            <text:p>12</text:p>
          </table:table-cell>
          <table:table-cell office:value-type="string">
            <text:p>21</text:p>
          </table:table-cell>
          <table:table-cell table:style-name="ce1" table:formula="of:=CONCATENATE(&quot;fondo amm. &quot;;[.E10])" office:value-type="string" office:string-value="fondo amm. abbigliamento">
            <text:p>fondo amm. abbigliamento</text:p>
          </table:table-cell>
          <table:table-cell table:style-name="ce6" table:formula="of:=CONCATENATE(&quot;account_&quot;;[.C18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9])" office:value-type="string" office:string-value="account_1222">
            <text:p>account_1222</text:p>
          </table:table-cell>
          <table:table-cell table:style-name="ce6" table:formula="of:=CONCATENATE([.C19];[.D19])" office:value-type="string" office:string-value="1222">
            <text:p>1222</text:p>
          </table:table-cell>
          <table:table-cell office:value-type="string">
            <text:p>12</text:p>
          </table:table-cell>
          <table:table-cell office:value-type="string">
            <text:p>22</text:p>
          </table:table-cell>
          <table:table-cell table:style-name="ce1" table:formula="of:=CONCATENATE(&quot;fondo amm. &quot;;[.E11])" office:value-type="string" office:string-value="fondo amm. apparecchiature elettroniche">
            <text:p>fondo amm. apparecchiature elettroniche</text:p>
          </table:table-cell>
          <table:table-cell table:style-name="ce6" table:formula="of:=CONCATENATE(&quot;account_&quot;;[.C19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0])" office:value-type="string" office:string-value="account_1223">
            <text:p>account_1223</text:p>
          </table:table-cell>
          <table:table-cell table:style-name="ce6" table:formula="of:=CONCATENATE([.C20];[.D20])" office:value-type="string" office:string-value="1223">
            <text:p>1223</text:p>
          </table:table-cell>
          <table:table-cell office:value-type="string">
            <text:p>12</text:p>
          </table:table-cell>
          <table:table-cell office:value-type="string">
            <text:p>23</text:p>
          </table:table-cell>
          <table:table-cell table:style-name="ce1" table:formula="of:=CONCATENATE(&quot;fondo amm. &quot;;[.E12])" office:value-type="string" office:string-value="fondo amm. arredamenti">
            <text:p>fondo amm. arredamenti</text:p>
          </table:table-cell>
          <table:table-cell table:style-name="ce6" table:formula="of:=CONCATENATE(&quot;account_&quot;;[.C20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1])" office:value-type="string" office:string-value="account_1224">
            <text:p>account_1224</text:p>
          </table:table-cell>
          <table:table-cell table:style-name="ce6" table:formula="of:=CONCATENATE([.C21];[.D21])" office:value-type="string" office:string-value="1224">
            <text:p>1224</text:p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table:style-name="ce1" table:formula="of:=CONCATENATE(&quot;fondo amm. &quot;;[.E13])" office:value-type="string" office:string-value="fondo amm. attrezzature e macchinari">
            <text:p>fondo amm. attrezzature e macchinari</text:p>
          </table:table-cell>
          <table:table-cell table:style-name="ce6" table:formula="of:=CONCATENATE(&quot;account_&quot;;[.C21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2])" office:value-type="string" office:string-value="account_1225">
            <text:p>account_1225</text:p>
          </table:table-cell>
          <table:table-cell table:style-name="ce6" table:formula="of:=CONCATENATE([.C22];[.D22])" office:value-type="string" office:string-value="1225">
            <text:p>1225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table:style-name="ce1" table:formula="of:=CONCATENATE(&quot;fondo amm. &quot;;[.E14])" office:value-type="string" office:string-value="fondo amm. automezzi">
            <text:p>fondo amm. automezzi</text:p>
          </table:table-cell>
          <table:table-cell table:style-name="ce6" table:formula="of:=CONCATENATE(&quot;account_&quot;;[.C22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3])" office:value-type="string" office:string-value="account_13">
            <text:p>account_13</text:p>
          </table:table-cell>
          <table:table-cell office:value-type="string">
            <text:p>13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FINANZIARIE</text:p>
          </table:table-cell>
          <table:table-cell table:style-name="ce6" table:formula="of:=CONCATENATE(&quot;account_&quot;;[.C23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4])" office:value-type="string" office:string-value="account_1301">
            <text:p>account_1301</text:p>
          </table:table-cell>
          <table:table-cell table:style-name="ce6" table:formula="of:=CONCATENATE([.C24];[.D24])" office:value-type="string" office:string-value="1301">
            <text:p>1301</text:p>
          </table:table-cell>
          <table:table-cell office:value-type="string">
            <text:p>13</text:p>
          </table:table-cell>
          <table:table-cell office:value-type="string">
            <text:p>01</text:p>
          </table:table-cell>
          <table:table-cell office:value-type="string">
            <text:p>conti deposito</text:p>
          </table:table-cell>
          <table:table-cell table:style-name="ce6" table:formula="of:=CONCATENATE(&quot;account_&quot;;[.C24])" office:value-type="string" office:string-value="account_13">
            <text:p>account_13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5])" office:value-type="string" office:string-value="account_1310">
            <text:p>account_1310</text:p>
          </table:table-cell>
          <table:table-cell table:style-name="ce6" table:formula="of:=CONCATENATE([.C25];[.D25])" office:value-type="string" office:string-value="1310">
            <text:p>1310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finanziamenti attivi</text:p>
          </table:table-cell>
          <table:table-cell table:style-name="ce6" table:formula="of:=CONCATENATE(&quot;account_&quot;;[.C25])" office:value-type="string" office:string-value="account_13">
            <text:p>account_13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6])" office:value-type="string" office:string-value="account_1320">
            <text:p>account_1320</text:p>
          </table:table-cell>
          <table:table-cell table:style-name="ce6" table:formula="of:=CONCATENATE([.C26];[.D26])" office:value-type="string" office:string-value="1320">
            <text:p>1320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fondi d'investimento</text:p>
          </table:table-cell>
          <table:table-cell table:style-name="ce6" table:formula="of:=CONCATENATE(&quot;account_&quot;;[.C26])" office:value-type="string" office:string-value="account_13">
            <text:p>account_13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7])" office:value-type="string" office:string-value="account_1330">
            <text:p>account_1330</text:p>
          </table:table-cell>
          <table:table-cell table:style-name="ce6" table:formula="of:=CONCATENATE([.C27];[.D27])" office:value-type="string" office:string-value="1330">
            <text:p>1330</text:p>
          </table:table-cell>
          <table:table-cell office:value-type="string">
            <text:p>13</text:p>
          </table:table-cell>
          <table:table-cell office:value-type="string">
            <text:p>30</text:p>
          </table:table-cell>
          <table:table-cell office:value-type="string">
            <text:p>titoli e azioni</text:p>
          </table:table-cell>
          <table:table-cell table:style-name="ce6" table:formula="of:=CONCATENATE(&quot;account_&quot;;[.C27])" office:value-type="string" office:string-value="account_13">
            <text:p>account_13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8])" office:value-type="string" office:string-value="account_14">
            <text:p>account_1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CREDITI COMMERCIALI</text:p>
          </table:table-cell>
          <table:table-cell table:style-name="ce6" table:formula="of:=CONCATENATE(&quot;account_&quot;;[.C28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9])" office:value-type="string" office:string-value="account_1401">
            <text:p>account_1401</text:p>
          </table:table-cell>
          <table:table-cell table:style-name="ce6" table:formula="of:=CONCATENATE([.C29];[.D29])" office:value-type="string" office:string-value="1401">
            <text:p>1401</text:p>
          </table:table-cell>
          <table:table-cell office:value-type="float" office:value="14">
            <text:p>14</text:p>
          </table:table-cell>
          <table:table-cell office:value-type="string">
            <text:p>01</text:p>
          </table:table-cell>
          <table:table-cell office:value-type="string">
            <text:p>crediti v/clienti </text:p>
          </table:table-cell>
          <table:table-cell table:style-name="ce6" table:formula="of:=CONCATENATE(&quot;account_&quot;;[.C29])" office:value-type="string" office:string-value="account_14">
            <text:p>account_14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0])" office:value-type="string" office:string-value="account_1402">
            <text:p>account_1402</text:p>
          </table:table-cell>
          <table:table-cell table:style-name="ce6" table:formula="of:=CONCATENATE([.C30];[.D30])" office:value-type="string" office:string-value="1402">
            <text:p>1402</text:p>
          </table:table-cell>
          <table:table-cell office:value-type="float" office:value="14">
            <text:p>14</text:p>
          </table:table-cell>
          <table:table-cell office:value-type="string">
            <text:p>02</text:p>
          </table:table-cell>
          <table:table-cell office:value-type="string">
            <text:p>crediti per stipendi</text:p>
          </table:table-cell>
          <table:table-cell table:style-name="ce6" table:formula="of:=CONCATENATE(&quot;account_&quot;;[.C30])" office:value-type="string" office:string-value="account_14">
            <text:p>account_14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1])" office:value-type="string" office:string-value="account_15">
            <text:p>account_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CREDITI DIVERSI</text:p>
          </table:table-cell>
          <table:table-cell table:style-name="ce6" table:formula="of:=CONCATENATE(&quot;account_&quot;;[.C31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2])" office:value-type="string" office:string-value="account_1501">
            <text:p>account_1501</text:p>
          </table:table-cell>
          <table:table-cell table:style-name="ce6" table:formula="of:=CONCATENATE([.C32];[.D32])" office:value-type="string" office:string-value="1501">
            <text:p>1501</text:p>
          </table:table-cell>
          <table:table-cell office:value-type="float" office:value="15">
            <text:p>15</text:p>
          </table:table-cell>
          <table:table-cell office:value-type="string">
            <text:p>01</text:p>
          </table:table-cell>
          <table:table-cell office:value-type="string">
            <text:p>crediti per imposte</text:p>
          </table:table-cell>
          <table:table-cell table:style-name="ce6" table:formula="of:=CONCATENATE(&quot;account_&quot;;[.C32])" office:value-type="string" office:string-value="account_15">
            <text:p>account_15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3])" office:value-type="string" office:string-value="account_1502">
            <text:p>account_1502</text:p>
          </table:table-cell>
          <table:table-cell table:style-name="ce6" table:formula="of:=CONCATENATE([.C33];[.D30])" office:value-type="string" office:string-value="1502">
            <text:p>1502</text:p>
          </table:table-cell>
          <table:table-cell office:value-type="float" office:value="15">
            <text:p>15</text:p>
          </table:table-cell>
          <table:table-cell office:value-type="string">
            <text:p>02</text:p>
          </table:table-cell>
          <table:table-cell office:value-type="string">
            <text:p>crediti v/istituti previdenziali</text:p>
          </table:table-cell>
          <table:table-cell table:style-name="ce6" table:formula="of:=CONCATENATE(&quot;account_&quot;;[.C33])" office:value-type="string" office:string-value="account_15">
            <text:p>account_15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4])" office:value-type="string" office:string-value="account_1503">
            <text:p>account_1503</text:p>
          </table:table-cell>
          <table:table-cell table:style-name="ce6" table:formula="of:=CONCATENATE([.C34];[.D34])" office:value-type="string" office:string-value="1503">
            <text:p>1503</text:p>
          </table:table-cell>
          <table:table-cell office:value-type="float" office:value="15">
            <text:p>15</text:p>
          </table:table-cell>
          <table:table-cell office:value-type="string">
            <text:p>03</text:p>
          </table:table-cell>
          <table:table-cell office:value-type="string">
            <text:p>crediti vari</text:p>
          </table:table-cell>
          <table:table-cell table:style-name="ce6" table:formula="of:=CONCATENATE(&quot;account_&quot;;[.C34])" office:value-type="string" office:string-value="account_15">
            <text:p>account_15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5])" office:value-type="string" office:string-value="account_1504">
            <text:p>account_1504</text:p>
          </table:table-cell>
          <table:table-cell table:style-name="ce6" table:formula="of:=CONCATENATE([.C35];[.D35])" office:value-type="string" office:string-value="1504">
            <text:p>1504</text:p>
          </table:table-cell>
          <table:table-cell office:value-type="float" office:value="15">
            <text:p>15</text:p>
          </table:table-cell>
          <table:table-cell office:value-type="string">
            <text:p>04</text:p>
          </table:table-cell>
          <table:table-cell table:style-name="ce14" office:value-type="string">
            <text:p>prestiti attivi</text:p>
          </table:table-cell>
          <table:table-cell table:style-name="ce6" table:formula="of:=CONCATENATE(&quot;account_&quot;;[.C35])" office:value-type="string" office:string-value="account_15">
            <text:p>account_15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6])" office:value-type="string" office:string-value="account_16">
            <text:p>account_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DISPONIBILITÀ LIQUIDE</text:p>
          </table:table-cell>
          <table:table-cell table:style-name="ce6" table:formula="of:=CONCATENATE(&quot;account_&quot;;[.C36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7])" office:value-type="string" office:string-value="account_1601">
            <text:p>account_1601</text:p>
          </table:table-cell>
          <table:table-cell table:style-name="ce6" table:formula="of:=CONCATENATE([.C37];[.D37])" office:value-type="string" office:string-value="1601">
            <text:p>1601</text:p>
          </table:table-cell>
          <table:table-cell table:style-name="ce5" office:value-type="float" office:value="16">
            <text:p>16</text:p>
          </table:table-cell>
          <table:table-cell office:value-type="string">
            <text:p>01</text:p>
          </table:table-cell>
          <table:table-cell office:value-type="string">
            <text:p>c/c bancari</text:p>
          </table:table-cell>
          <table:table-cell table:style-name="ce6" table:formula="of:=CONCATENATE(&quot;account_&quot;;[.C37])" office:value-type="string" office:string-value="account_16">
            <text:p>account_16</text:p>
          </table:table-cell>
          <table:table-cell office:value-type="string">
            <text:p>account.data_account_type_bank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8])" office:value-type="string" office:string-value="account_1610">
            <text:p>account_1610</text:p>
          </table:table-cell>
          <table:table-cell table:style-name="ce6" table:formula="of:=CONCATENATE([.C38];[.D38])" office:value-type="string" office:string-value="1610">
            <text:p>1610</text:p>
          </table:table-cell>
          <table:table-cell table:style-name="ce5" office:value-type="float" office:value="16">
            <text:p>16</text:p>
          </table:table-cell>
          <table:table-cell office:value-type="string">
            <text:p>10</text:p>
          </table:table-cell>
          <table:table-cell office:value-type="string">
            <text:p>c/c postali</text:p>
          </table:table-cell>
          <table:table-cell table:style-name="ce6" table:formula="of:=CONCATENATE(&quot;account_&quot;;[.C38])" office:value-type="string" office:string-value="account_16">
            <text:p>account_16</text:p>
          </table:table-cell>
          <table:table-cell office:value-type="string">
            <text:p>account.data_account_type_bank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9])" office:value-type="string" office:string-value="account_1620">
            <text:p>account_1620</text:p>
          </table:table-cell>
          <table:table-cell table:style-name="ce6" table:formula="of:=CONCATENATE([.C39];[.D39])" office:value-type="string" office:string-value="1620">
            <text:p>1620</text:p>
          </table:table-cell>
          <table:table-cell table:style-name="ce5" office:value-type="float" office:value="16">
            <text:p>16</text:p>
          </table:table-cell>
          <table:table-cell office:value-type="string">
            <text:p>20</text:p>
          </table:table-cell>
          <table:table-cell office:value-type="string">
            <text:p>carte prepagate / ricaricabili</text:p>
          </table:table-cell>
          <table:table-cell table:style-name="ce6" table:formula="of:=CONCATENATE(&quot;account_&quot;;[.C39])" office:value-type="string" office:string-value="account_16">
            <text:p>account_16</text:p>
          </table:table-cell>
          <table:table-cell office:value-type="string">
            <text:p>account.data_account_type_cash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0])" office:value-type="string" office:string-value="account_1630">
            <text:p>account_1630</text:p>
          </table:table-cell>
          <table:table-cell table:style-name="ce6" table:formula="of:=CONCATENATE([.C40];[.D40])" office:value-type="string" office:string-value="1630">
            <text:p>1630</text:p>
          </table:table-cell>
          <table:table-cell table:style-name="ce5" office:value-type="float" office:value="16">
            <text:p>16</text:p>
          </table:table-cell>
          <table:table-cell office:value-type="string">
            <text:p>30</text:p>
          </table:table-cell>
          <table:table-cell office:value-type="string">
            <text:p>contanti</text:p>
          </table:table-cell>
          <table:table-cell table:style-name="ce6" table:formula="of:=CONCATENATE(&quot;account_&quot;;[.C40])" office:value-type="string" office:string-value="account_16">
            <text:p>account_16</text:p>
          </table:table-cell>
          <table:table-cell office:value-type="string">
            <text:p>account.data_account_type_cash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1])" office:value-type="string" office:string-value="account_1640">
            <text:p>account_1640</text:p>
          </table:table-cell>
          <table:table-cell table:style-name="ce6" table:formula="of:=CONCATENATE([.C41];[.D41])" office:value-type="string" office:string-value="1640">
            <text:p>1640</text:p>
          </table:table-cell>
          <table:table-cell table:style-name="ce5" office:value-type="float" office:value="16">
            <text:p>16</text:p>
          </table:table-cell>
          <table:table-cell office:value-type="string">
            <text:p>40</text:p>
          </table:table-cell>
          <table:table-cell office:value-type="string">
            <text:p>paypal</text:p>
          </table:table-cell>
          <table:table-cell table:style-name="ce6" table:formula="of:=CONCATENATE(&quot;account_&quot;;[.C41])" office:value-type="string" office:string-value="account_16">
            <text:p>account_16</text:p>
          </table:table-cell>
          <table:table-cell office:value-type="string">
            <text:p>account.data_account_type_cash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2])" office:value-type="string" office:string-value="account_18">
            <text:p>account_1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RATEI E RISCONTI ATTIVI</text:p>
          </table:table-cell>
          <table:table-cell table:style-name="ce6" table:formula="of:=CONCATENATE(&quot;account_&quot;;[.C42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3])" office:value-type="string" office:string-value="account_1801">
            <text:p>account_1801</text:p>
          </table:table-cell>
          <table:table-cell table:style-name="ce6" table:formula="of:=CONCATENATE([.C43];[.D43])" office:value-type="string" office:string-value="1801">
            <text:p>1801</text:p>
          </table:table-cell>
          <table:table-cell office:value-type="float" office:value="18">
            <text:p>18</text:p>
          </table:table-cell>
          <table:table-cell office:value-type="string">
            <text:p>01</text:p>
          </table:table-cell>
          <table:table-cell office:value-type="string">
            <text:p>ratei attivi</text:p>
          </table:table-cell>
          <table:table-cell table:style-name="ce6" table:formula="of:=CONCATENATE(&quot;account_&quot;;[.C43])" office:value-type="string" office:string-value="account_18">
            <text:p>account_18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4])" office:value-type="string" office:string-value="account_1802">
            <text:p>account_1802</text:p>
          </table:table-cell>
          <table:table-cell table:style-name="ce6" table:formula="of:=CONCATENATE([.C44];[.D44])" office:value-type="string" office:string-value="1802">
            <text:p>1802</text:p>
          </table:table-cell>
          <table:table-cell office:value-type="float" office:value="18">
            <text:p>18</text:p>
          </table:table-cell>
          <table:table-cell office:value-type="string">
            <text:p>02</text:p>
          </table:table-cell>
          <table:table-cell office:value-type="string">
            <text:p>risconti attivi</text:p>
          </table:table-cell>
          <table:table-cell table:style-name="ce6" table:formula="of:=CONCATENATE(&quot;account_&quot;;[.C44])" office:value-type="string" office:string-value="account_18">
            <text:p>account_18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/>
          <table:table-cell table:style-name="ce7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46])" office:value-type="string" office:string-value="account_2">
            <text:p>account_2</text:p>
          </table:table-cell>
          <table:table-cell office:value-type="string">
            <text:p>2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PASSIVITÀ</text:p>
          </table:table-cell>
          <table:table-cell table:style-name="ce6" table:formula="of:=CONCATENATE(&quot;account_&quot;;[.C46])" office:value-type="string" office:string-value="account_0">
            <text:p>account_0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7])" office:value-type="string" office:string-value="account_20">
            <text:p>account_20</text:p>
          </table:table-cell>
          <table:table-cell office:value-type="string">
            <text:p>20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PATRIMONIO NETTO</text:p>
          </table:table-cell>
          <table:table-cell table:style-name="ce6" table:formula="of:=CONCATENATE(&quot;account_&quot;;[.C47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8])" office:value-type="string" office:string-value="account_2001">
            <text:p>account_2001</text:p>
          </table:table-cell>
          <table:table-cell table:style-name="ce6" table:formula="of:=CONCATENATE([.C48];[.D48])" office:value-type="string" office:string-value="2001">
            <text:p>2001</text:p>
          </table:table-cell>
          <table:table-cell office:value-type="float" office:value="20">
            <text:p>20</text:p>
          </table:table-cell>
          <table:table-cell office:value-type="string">
            <text:p>01</text:p>
          </table:table-cell>
          <table:table-cell office:value-type="string">
            <text:p>patrimonio netto (esercizi precedenti)</text:p>
          </table:table-cell>
          <table:table-cell table:style-name="ce6" table:formula="of:=CONCATENATE(&quot;account_&quot;;[.C48])" office:value-type="string" office:string-value="account_20">
            <text:p>account_20</text:p>
          </table:table-cell>
          <table:table-cell office:value-type="string">
            <text:p>account.conf_account_type_equ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9])" office:value-type="string" office:string-value="account_2002">
            <text:p>account_2002</text:p>
          </table:table-cell>
          <table:table-cell table:style-name="ce6" table:formula="of:=CONCATENATE([.C49];[.D49])" office:value-type="string" office:string-value="2002">
            <text:p>2002</text:p>
          </table:table-cell>
          <table:table-cell office:value-type="float" office:value="20">
            <text:p>20</text:p>
          </table:table-cell>
          <table:table-cell office:value-type="string">
            <text:p>02</text:p>
          </table:table-cell>
          <table:table-cell office:value-type="string">
            <text:p>utile d'esercizio</text:p>
          </table:table-cell>
          <table:table-cell table:style-name="ce6" table:formula="of:=CONCATENATE(&quot;account_&quot;;[.C49])" office:value-type="string" office:string-value="account_20">
            <text:p>account_20</text:p>
          </table:table-cell>
          <table:table-cell office:value-type="string">
            <text:p>account.conf_account_type_equ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0])" office:value-type="string" office:string-value="account_2003">
            <text:p>account_2003</text:p>
          </table:table-cell>
          <table:table-cell table:style-name="ce6" table:formula="of:=CONCATENATE([.C50];[.D50])" office:value-type="string" office:string-value="2003">
            <text:p>2003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string">
            <text:p>perdita d'esercizio</text:p>
          </table:table-cell>
          <table:table-cell table:style-name="ce6" table:formula="of:=CONCATENATE(&quot;account_&quot;;[.C50])" office:value-type="string" office:string-value="account_20">
            <text:p>account_20</text:p>
          </table:table-cell>
          <table:table-cell office:value-type="string">
            <text:p>account.conf_account_type_equ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1])" office:value-type="string" office:string-value="account_23">
            <text:p>account_23</text:p>
          </table:table-cell>
          <table:table-cell table:style-name="ce6"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FINANZIARI</text:p>
          </table:table-cell>
          <table:table-cell table:style-name="ce6" table:formula="of:=CONCATENATE(&quot;account_&quot;;[.C51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2])" office:value-type="string" office:string-value="account_2310">
            <text:p>account_2310</text:p>
          </table:table-cell>
          <table:table-cell table:style-name="ce6" table:formula="of:=CONCATENATE([.C52];[.D52])" office:value-type="string" office:string-value="2310">
            <text:p>23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string">
            <text:p>finanziamenti passivi</text:p>
          </table:table-cell>
          <table:table-cell table:style-name="ce6" table:formula="of:=CONCATENATE(&quot;account_&quot;;[.C52])" office:value-type="string" office:string-value="account_23">
            <text:p>account_23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3])" office:value-type="string" office:string-value="account_2320">
            <text:p>account_2320</text:p>
          </table:table-cell>
          <table:table-cell table:style-name="ce6" table:formula="of:=CONCATENATE([.C53];[.D53])" office:value-type="string" office:string-value="2320">
            <text:p>232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leasing</text:p>
          </table:table-cell>
          <table:table-cell table:style-name="ce6" table:formula="of:=CONCATENATE(&quot;account_&quot;;[.C53])" office:value-type="string" office:string-value="account_23">
            <text:p>account_23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4])" office:value-type="string" office:string-value="account_2330">
            <text:p>account_2330</text:p>
          </table:table-cell>
          <table:table-cell table:style-name="ce6" table:formula="of:=CONCATENATE([.C54];[.D54])" office:value-type="string" office:string-value="2330">
            <text:p>233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string">
            <text:p>mutui passivi</text:p>
          </table:table-cell>
          <table:table-cell table:style-name="ce6" table:formula="of:=CONCATENATE(&quot;account_&quot;;[.C54])" office:value-type="string" office:string-value="account_23">
            <text:p>account_23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5])" office:value-type="string" office:string-value="account_2340">
            <text:p>account_2340</text:p>
          </table:table-cell>
          <table:table-cell table:style-name="ce6" table:formula="of:=CONCATENATE([.C55];[.D55])" office:value-type="string" office:string-value="2340">
            <text:p>2340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string">
            <text:p>rateizzazioni</text:p>
          </table:table-cell>
          <table:table-cell table:style-name="ce6" table:formula="of:=CONCATENATE(&quot;account_&quot;;[.C55])" office:value-type="string" office:string-value="account_23">
            <text:p>account_23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6])" office:value-type="string" office:string-value="account_24">
            <text:p>account_24</text:p>
          </table:table-cell>
          <table:table-cell table:style-name="ce6"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COMMERCIALI</text:p>
          </table:table-cell>
          <table:table-cell table:style-name="ce6" table:formula="of:=CONCATENATE(&quot;account_&quot;;[.C56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7])" office:value-type="string" office:string-value="account_2401">
            <text:p>account_2401</text:p>
          </table:table-cell>
          <table:table-cell table:style-name="ce6" table:formula="of:=CONCATENATE([.C57];[.D57])" office:value-type="string" office:string-value="2401">
            <text:p>2401</text:p>
          </table:table-cell>
          <table:table-cell office:value-type="float" office:value="24">
            <text:p>24</text:p>
          </table:table-cell>
          <table:table-cell office:value-type="string">
            <text:p>01</text:p>
          </table:table-cell>
          <table:table-cell office:value-type="string">
            <text:p>debiti v/fornitori </text:p>
          </table:table-cell>
          <table:table-cell table:style-name="ce6" table:formula="of:=CONCATENATE(&quot;account_&quot;;[.C57])" office:value-type="string" office:string-value="account_24">
            <text:p>account_24</text:p>
          </table:table-cell>
          <table:table-cell office:value-type="string">
            <text:p>account.data_account_type_payable</text:p>
          </table:table-cell>
          <table:table-cell office:value-type="string">
            <text:p>pay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8])" office:value-type="string" office:string-value="account_25">
            <text:p>account_25</text:p>
          </table:table-cell>
          <table:table-cell table:style-name="ce6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DIVERSI</text:p>
          </table:table-cell>
          <table:table-cell table:style-name="ce6" table:formula="of:=CONCATENATE(&quot;account_&quot;;[.C58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9])" office:value-type="string" office:string-value="account_2501">
            <text:p>account_2501</text:p>
          </table:table-cell>
          <table:table-cell table:style-name="ce6" table:formula="of:=CONCATENATE([.C59];[.D59])" office:value-type="string" office:string-value="2501">
            <text:p>2501</text:p>
          </table:table-cell>
          <table:table-cell office:value-type="float" office:value="25">
            <text:p>25</text:p>
          </table:table-cell>
          <table:table-cell office:value-type="string">
            <text:p>01</text:p>
          </table:table-cell>
          <table:table-cell office:value-type="string">
            <text:p>debiti per imposte</text:p>
          </table:table-cell>
          <table:table-cell table:style-name="ce6" table:formula="of:=CONCATENATE(&quot;account_&quot;;[.C59])" office:value-type="string" office:string-value="account_25">
            <text:p>account_25</text:p>
          </table:table-cell>
          <table:table-cell office:value-type="string">
            <text:p>account.data_account_type_payable</text:p>
          </table:table-cell>
          <table:table-cell office:value-type="string">
            <text:p>pay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0])" office:value-type="string" office:string-value="account_2502">
            <text:p>account_2502</text:p>
          </table:table-cell>
          <table:table-cell table:style-name="ce6" table:formula="of:=CONCATENATE([.C60];[.D60])" office:value-type="string" office:string-value="2502">
            <text:p>2502</text:p>
          </table:table-cell>
          <table:table-cell office:value-type="float" office:value="25">
            <text:p>25</text:p>
          </table:table-cell>
          <table:table-cell office:value-type="string">
            <text:p>02</text:p>
          </table:table-cell>
          <table:table-cell office:value-type="string">
            <text:p>debiti v/istituti previdenziali</text:p>
          </table:table-cell>
          <table:table-cell table:style-name="ce6" table:formula="of:=CONCATENATE(&quot;account_&quot;;[.C60])" office:value-type="string" office:string-value="account_25">
            <text:p>account_25</text:p>
          </table:table-cell>
          <table:table-cell office:value-type="string">
            <text:p>account.data_account_type_payable</text:p>
          </table:table-cell>
          <table:table-cell office:value-type="string">
            <text:p>pay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1])" office:value-type="string" office:string-value="account_2503">
            <text:p>account_2503</text:p>
          </table:table-cell>
          <table:table-cell table:style-name="ce6" table:formula="of:=CONCATENATE([.C61];[.D61])" office:value-type="string" office:string-value="2503">
            <text:p>2503</text:p>
          </table:table-cell>
          <table:table-cell office:value-type="float" office:value="25">
            <text:p>25</text:p>
          </table:table-cell>
          <table:table-cell office:value-type="string">
            <text:p>03</text:p>
          </table:table-cell>
          <table:table-cell office:value-type="string">
            <text:p>debiti vari</text:p>
          </table:table-cell>
          <table:table-cell table:style-name="ce6" table:formula="of:=CONCATENATE(&quot;account_&quot;;[.C61])" office:value-type="string" office:string-value="account_25">
            <text:p>account_25</text:p>
          </table:table-cell>
          <table:table-cell office:value-type="string">
            <text:p>account.data_account_type_payable</text:p>
          </table:table-cell>
          <table:table-cell office:value-type="string">
            <text:p>pay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2])" office:value-type="string" office:string-value="account_2504">
            <text:p>account_2504</text:p>
          </table:table-cell>
          <table:table-cell table:style-name="ce6" table:formula="of:=CONCATENATE([.C62];[.D62])" office:value-type="string" office:string-value="2504">
            <text:p>2504</text:p>
          </table:table-cell>
          <table:table-cell office:value-type="float" office:value="25">
            <text:p>25</text:p>
          </table:table-cell>
          <table:table-cell office:value-type="string">
            <text:p>04</text:p>
          </table:table-cell>
          <table:table-cell table:style-name="ce14" office:value-type="string">
            <text:p>prestiti passivi</text:p>
          </table:table-cell>
          <table:table-cell table:style-name="ce6" table:formula="of:=CONCATENATE(&quot;account_&quot;;[.C62])" office:value-type="string" office:string-value="account_25">
            <text:p>account_25</text:p>
          </table:table-cell>
          <table:table-cell office:value-type="string">
            <text:p>account.data_account_type_payable</text:p>
          </table:table-cell>
          <table:table-cell office:value-type="string">
            <text:p>pay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3])" office:value-type="string" office:string-value="account_28">
            <text:p>account_28</text:p>
          </table:table-cell>
          <table:table-cell table:style-name="ce6"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RATEI E RISCONTI PASSIVI</text:p>
          </table:table-cell>
          <table:table-cell table:style-name="ce6" table:formula="of:=CONCATENATE(&quot;account_&quot;;[.C63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4])" office:value-type="string" office:string-value="account_2801">
            <text:p>account_2801</text:p>
          </table:table-cell>
          <table:table-cell table:style-name="ce6" table:formula="of:=CONCATENATE([.C64];[.D64])" office:value-type="string" office:string-value="2801">
            <text:p>2801</text:p>
          </table:table-cell>
          <table:table-cell office:value-type="float" office:value="28">
            <text:p>28</text:p>
          </table:table-cell>
          <table:table-cell office:value-type="string">
            <text:p>01</text:p>
          </table:table-cell>
          <table:table-cell office:value-type="string">
            <text:p>ratei passivi</text:p>
          </table:table-cell>
          <table:table-cell table:style-name="ce6" table:formula="of:=CONCATENATE(&quot;account_&quot;;[.C64])" office:value-type="string" office:string-value="account_28">
            <text:p>account_28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5])" office:value-type="string" office:string-value="account_2802">
            <text:p>account_2802</text:p>
          </table:table-cell>
          <table:table-cell table:style-name="ce6" table:formula="of:=CONCATENATE([.C65];[.D65])" office:value-type="string" office:string-value="2802">
            <text:p>2802</text:p>
          </table:table-cell>
          <table:table-cell office:value-type="float" office:value="28">
            <text:p>28</text:p>
          </table:table-cell>
          <table:table-cell office:value-type="string">
            <text:p>02</text:p>
          </table:table-cell>
          <table:table-cell office:value-type="string">
            <text:p>risconti passivi</text:p>
          </table:table-cell>
          <table:table-cell table:style-name="ce6" table:formula="of:=CONCATENATE(&quot;account_&quot;;[.C65])" office:value-type="string" office:string-value="account_28">
            <text:p>account_28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6])" office:value-type="string" office:string-value="account_29">
            <text:p>account_29</text:p>
          </table:table-cell>
          <table:table-cell table:style-name="ce6"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ONTI TRANSITORI E DIVERSI</text:p>
          </table:table-cell>
          <table:table-cell table:style-name="ce6" table:formula="of:=CONCATENATE(&quot;account_&quot;;[.C66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7])" office:value-type="string" office:string-value="account_2901">
            <text:p>account_2901</text:p>
          </table:table-cell>
          <table:table-cell table:style-name="ce6" table:formula="of:=CONCATENATE([.C67];[.D67])" office:value-type="string" office:string-value="2901">
            <text:p>2901</text:p>
          </table:table-cell>
          <table:table-cell office:value-type="float" office:value="29">
            <text:p>29</text:p>
          </table:table-cell>
          <table:table-cell office:value-type="string">
            <text:p>01</text:p>
          </table:table-cell>
          <table:table-cell office:value-type="string">
            <text:p>carte di credito</text:p>
          </table:table-cell>
          <table:table-cell table:style-name="ce6" table:formula="of:=CONCATENATE(&quot;account_&quot;;[.C67])" office:value-type="string" office:string-value="account_29">
            <text:p>account_29</text:p>
          </table:table-cell>
          <table:table-cell office:value-type="string">
            <text:p>account.data_account_type_payable</text:p>
          </table:table-cell>
          <table:table-cell office:value-type="string">
            <text:p>pay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8])" office:value-type="string" office:string-value="account_2902">
            <text:p>account_2902</text:p>
          </table:table-cell>
          <table:table-cell table:style-name="ce6" table:formula="of:=CONCATENATE([.C68];[.D68])" office:value-type="string" office:string-value="2902">
            <text:p>2902</text:p>
          </table:table-cell>
          <table:table-cell office:value-type="float" office:value="29">
            <text:p>29</text:p>
          </table:table-cell>
          <table:table-cell office:value-type="string">
            <text:p>02</text:p>
          </table:table-cell>
          <table:table-cell office:value-type="string">
            <text:p>trasferimenti interni</text:p>
          </table:table-cell>
          <table:table-cell table:style-name="ce6" table:formula="of:=CONCATENATE(&quot;account_&quot;;[.C68])" office:value-type="string" office:string-value="account_29">
            <text:p>account_2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9])" office:value-type="string" office:string-value="account_2991">
            <text:p>account_2991</text:p>
          </table:table-cell>
          <table:table-cell table:style-name="ce6" table:formula="of:=CONCATENATE([.C69];[.D69])" office:value-type="string" office:string-value="2991">
            <text:p>2991</text:p>
          </table:table-cell>
          <table:table-cell office:value-type="float" office:value="29">
            <text:p>29</text:p>
          </table:table-cell>
          <table:table-cell office:value-type="string">
            <text:p>91</text:p>
          </table:table-cell>
          <table:table-cell office:value-type="string">
            <text:p>bilancio di apertura</text:p>
          </table:table-cell>
          <table:table-cell table:style-name="ce6" table:formula="of:=CONCATENATE(&quot;account_&quot;;[.C69])" office:value-type="string" office:string-value="account_29">
            <text:p>account_2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0])" office:value-type="string" office:string-value="account_2992">
            <text:p>account_2992</text:p>
          </table:table-cell>
          <table:table-cell table:style-name="ce6" table:formula="of:=CONCATENATE([.C70];[.D70])" office:value-type="string" office:string-value="2992">
            <text:p>2992</text:p>
          </table:table-cell>
          <table:table-cell office:value-type="float" office:value="29">
            <text:p>29</text:p>
          </table:table-cell>
          <table:table-cell office:value-type="string">
            <text:p>92</text:p>
          </table:table-cell>
          <table:table-cell office:value-type="string">
            <text:p>bilancio di chiusura</text:p>
          </table:table-cell>
          <table:table-cell table:style-name="ce6" table:formula="of:=CONCATENATE(&quot;account_&quot;;[.C70])" office:value-type="string" office:string-value="account_29">
            <text:p>account_2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8"/>
          <table:table-cell table:style-name="ce11"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72])" office:value-type="string" office:string-value="account_3">
            <text:p>account_3</text:p>
          </table:table-cell>
          <table:table-cell table:style-name="ce6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RICAVI</text:p>
          </table:table-cell>
          <table:table-cell table:style-name="ce6" table:formula="of:=CONCATENATE(&quot;account_&quot;;[.C72])" office:value-type="string" office:string-value="account_0">
            <text:p>account_0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3])" office:value-type="string" office:string-value="account_31">
            <text:p>account_31</text:p>
          </table:table-cell>
          <table:table-cell table:style-name="ce6" office:value-type="float" office:value="31">
            <text:p>31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RICAVI PROFESSIONALI</text:p>
          </table:table-cell>
          <table:table-cell table:style-name="ce6" table:formula="of:=CONCATENATE(&quot;account_&quot;;[.C73])" office:value-type="string" office:string-value="account_3">
            <text:p>account_3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4])" office:value-type="string" office:string-value="account_3101">
            <text:p>account_3101</text:p>
          </table:table-cell>
          <table:table-cell table:style-name="ce6" table:formula="of:=CONCATENATE([.C74];[.D74])" office:value-type="string" office:string-value="3101">
            <text:p>3101</text:p>
          </table:table-cell>
          <table:table-cell office:value-type="float" office:value="31">
            <text:p>31</text:p>
          </table:table-cell>
          <table:table-cell office:value-type="string">
            <text:p>01</text:p>
          </table:table-cell>
          <table:table-cell office:value-type="string">
            <text:p>fatture emesse</text:p>
          </table:table-cell>
          <table:table-cell table:style-name="ce6" table:formula="of:=CONCATENATE(&quot;account_&quot;;[.C74])" office:value-type="string" office:string-value="account_31">
            <text:p>account_3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5])" office:value-type="string" office:string-value="account_3102">
            <text:p>account_3102</text:p>
          </table:table-cell>
          <table:table-cell table:style-name="ce6" table:formula="of:=CONCATENATE([.C75];[.D75])" office:value-type="string" office:string-value="3102">
            <text:p>3102</text:p>
          </table:table-cell>
          <table:table-cell office:value-type="float" office:value="31">
            <text:p>31</text:p>
          </table:table-cell>
          <table:table-cell office:value-type="string">
            <text:p>02</text:p>
          </table:table-cell>
          <table:table-cell office:value-type="string">
            <text:p>prestazioni occasionali</text:p>
          </table:table-cell>
          <table:table-cell table:style-name="ce6" table:formula="of:=CONCATENATE(&quot;account_&quot;;[.C75])" office:value-type="string" office:string-value="account_31">
            <text:p>account_3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6])" office:value-type="string" office:string-value="account_3103">
            <text:p>account_3103</text:p>
          </table:table-cell>
          <table:table-cell table:style-name="ce6" table:formula="of:=CONCATENATE([.C76];[.D76])" office:value-type="string" office:string-value="3103">
            <text:p>3103</text:p>
          </table:table-cell>
          <table:table-cell office:value-type="float" office:value="31">
            <text:p>31</text:p>
          </table:table-cell>
          <table:table-cell office:value-type="string">
            <text:p>03</text:p>
          </table:table-cell>
          <table:table-cell office:value-type="string">
            <text:p>ricavi da istituti previdenziali</text:p>
          </table:table-cell>
          <table:table-cell table:style-name="ce6" table:formula="of:=CONCATENATE(&quot;account_&quot;;[.C76])" office:value-type="string" office:string-value="account_31">
            <text:p>account_3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7])" office:value-type="string" office:string-value="account_3104">
            <text:p>account_3104</text:p>
          </table:table-cell>
          <table:table-cell table:style-name="ce6" table:formula="of:=CONCATENATE([.C77];[.D77])" office:value-type="string" office:string-value="3104">
            <text:p>3104</text:p>
          </table:table-cell>
          <table:table-cell office:value-type="float" office:value="31">
            <text:p>31</text:p>
          </table:table-cell>
          <table:table-cell office:value-type="string">
            <text:p>04</text:p>
          </table:table-cell>
          <table:table-cell office:value-type="string">
            <text:p>stipendi</text:p>
          </table:table-cell>
          <table:table-cell table:style-name="ce6" table:formula="of:=CONCATENATE(&quot;account_&quot;;[.C77])" office:value-type="string" office:string-value="account_31">
            <text:p>account_3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 table:number-columns-repeated="2"/>
          <table:table-cell table:style-name="ce3" table:number-columns-repeated="3"/>
          <table:table-cell table:style-name="ce11" table:number-columns-repeated="2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79])" office:value-type="string" office:string-value="account_4">
            <text:p>account_4</text:p>
          </table:table-cell>
          <table:table-cell table:style-name="ce6" office:value-type="float" office:value="4">
            <text:p>4</text:p>
          </table:table-cell>
          <table:table-cell office:value-type="string">
            <text:p>0</text:p>
          </table:table-cell>
          <table:table-cell/>
          <table:table-cell table:style-name="ce13" office:value-type="string">
            <text:p>COSTI</text:p>
          </table:table-cell>
          <table:table-cell table:style-name="ce6" table:formula="of:=CONCATENATE(&quot;account_&quot;;[.C79])" office:value-type="string" office:string-value="account_0">
            <text:p>account_0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0])" office:value-type="string" office:string-value="account_41">
            <text:p>account_41</text:p>
          </table:table-cell>
          <table:table-cell table:style-name="ce6" office:value-type="float" office:value="41">
            <text:p>41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COSTI PER BENI E SERVIZI</text:p>
          </table:table-cell>
          <table:table-cell table:style-name="ce6" table:formula="of:=CONCATENATE(&quot;account_&quot;;[.C80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1])" office:value-type="string" office:string-value="account_4101">
            <text:p>account_4101</text:p>
          </table:table-cell>
          <table:table-cell table:style-name="ce6" table:formula="of:=CONCATENATE([.C81];[.D81])" office:value-type="string" office:string-value="4101">
            <text:p>4101</text:p>
          </table:table-cell>
          <table:table-cell office:value-type="float" office:value="41">
            <text:p>41</text:p>
          </table:table-cell>
          <table:table-cell office:value-type="string">
            <text:p>01</text:p>
          </table:table-cell>
          <table:table-cell office:value-type="string">
            <text:p>beni alimentari</text:p>
          </table:table-cell>
          <table:table-cell table:style-name="ce6" table:formula="of:=CONCATENATE(&quot;account_&quot;;[.C81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2])" office:value-type="string" office:string-value="account_4102">
            <text:p>account_4102</text:p>
          </table:table-cell>
          <table:table-cell table:style-name="ce6" table:formula="of:=CONCATENATE([.C82];[.D82])" office:value-type="string" office:string-value="4102">
            <text:p>4102</text:p>
          </table:table-cell>
          <table:table-cell office:value-type="float" office:value="41">
            <text:p>41</text:p>
          </table:table-cell>
          <table:table-cell office:value-type="string">
            <text:p>02</text:p>
          </table:table-cell>
          <table:table-cell office:value-type="string">
            <text:p>canoni di leasing</text:p>
          </table:table-cell>
          <table:table-cell table:style-name="ce6" table:formula="of:=CONCATENATE(&quot;account_&quot;;[.C82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3])" office:value-type="string" office:string-value="account_4103">
            <text:p>account_4103</text:p>
          </table:table-cell>
          <table:table-cell table:style-name="ce6" table:formula="of:=CONCATENATE([.C83];[.D83])" office:value-type="string" office:string-value="4103">
            <text:p>4103</text:p>
          </table:table-cell>
          <table:table-cell office:value-type="float" office:value="41">
            <text:p>41</text:p>
          </table:table-cell>
          <table:table-cell office:value-type="string">
            <text:p>03</text:p>
          </table:table-cell>
          <table:table-cell office:value-type="string">
            <text:p>consulenze professionali</text:p>
          </table:table-cell>
          <table:table-cell table:style-name="ce6" table:formula="of:=CONCATENATE(&quot;account_&quot;;[.C83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4])" office:value-type="string" office:string-value="account_4104">
            <text:p>account_4104</text:p>
          </table:table-cell>
          <table:table-cell table:style-name="ce6" table:formula="of:=CONCATENATE([.C84];[.D84])" office:value-type="string" office:string-value="4104">
            <text:p>4104</text:p>
          </table:table-cell>
          <table:table-cell office:value-type="float" office:value="41">
            <text:p>41</text:p>
          </table:table-cell>
          <table:table-cell office:value-type="string">
            <text:p>04</text:p>
          </table:table-cell>
          <table:table-cell office:value-type="string">
            <text:p>mezzi di trasporto</text:p>
          </table:table-cell>
          <table:table-cell table:style-name="ce6" table:formula="of:=CONCATENATE(&quot;account_&quot;;[.C84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5])" office:value-type="string" office:string-value="account_4105">
            <text:p>account_4105</text:p>
          </table:table-cell>
          <table:table-cell table:style-name="ce6" table:formula="of:=CONCATENATE([.C85];[.D85])" office:value-type="string" office:string-value="4105">
            <text:p>4105</text:p>
          </table:table-cell>
          <table:table-cell office:value-type="float" office:value="41">
            <text:p>41</text:p>
          </table:table-cell>
          <table:table-cell office:value-type="string">
            <text:p>05</text:p>
          </table:table-cell>
          <table:table-cell office:value-type="string">
            <text:p>regali</text:p>
          </table:table-cell>
          <table:table-cell table:style-name="ce6" table:formula="of:=CONCATENATE(&quot;account_&quot;;[.C85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6])" office:value-type="string" office:string-value="account_4106">
            <text:p>account_4106</text:p>
          </table:table-cell>
          <table:table-cell table:style-name="ce6" table:formula="of:=CONCATENATE([.C86];[.D86])" office:value-type="string" office:string-value="4106">
            <text:p>4106</text:p>
          </table:table-cell>
          <table:table-cell office:value-type="float" office:value="41">
            <text:p>41</text:p>
          </table:table-cell>
          <table:table-cell office:value-type="string">
            <text:p>06</text:p>
          </table:table-cell>
          <table:table-cell office:value-type="string">
            <text:p>servizi pubblicitari</text:p>
          </table:table-cell>
          <table:table-cell table:style-name="ce6" table:formula="of:=CONCATENATE(&quot;account_&quot;;[.C86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7])" office:value-type="string" office:string-value="account_4107">
            <text:p>account_4107</text:p>
          </table:table-cell>
          <table:table-cell table:style-name="ce6" table:formula="of:=CONCATENATE([.C87];[.D87])" office:value-type="string" office:string-value="4107">
            <text:p>4107</text:p>
          </table:table-cell>
          <table:table-cell office:value-type="float" office:value="41">
            <text:p>41</text:p>
          </table:table-cell>
          <table:table-cell office:value-type="string">
            <text:p>07</text:p>
          </table:table-cell>
          <table:table-cell office:value-type="string">
            <text:p>shopping vario</text:p>
          </table:table-cell>
          <table:table-cell table:style-name="ce6" table:formula="of:=CONCATENATE(&quot;account_&quot;;[.C87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8])" office:value-type="string" office:string-value="account_4108">
            <text:p>account_4108</text:p>
          </table:table-cell>
          <table:table-cell table:style-name="ce6" table:formula="of:=CONCATENATE([.C88];[.D88])" office:value-type="string" office:string-value="4108">
            <text:p>4108</text:p>
          </table:table-cell>
          <table:table-cell office:value-type="float" office:value="41">
            <text:p>41</text:p>
          </table:table-cell>
          <table:table-cell office:value-type="string">
            <text:p>08</text:p>
          </table:table-cell>
          <table:table-cell office:value-type="string">
            <text:p>spese di spedizione</text:p>
          </table:table-cell>
          <table:table-cell table:style-name="ce6" table:formula="of:=CONCATENATE(&quot;account_&quot;;[.C88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9])" office:value-type="string" office:string-value="account_4109">
            <text:p>account_4109</text:p>
          </table:table-cell>
          <table:table-cell table:style-name="ce6" table:formula="of:=CONCATENATE([.C89];[.D89])" office:value-type="string" office:string-value="4109">
            <text:p>4109</text:p>
          </table:table-cell>
          <table:table-cell office:value-type="float" office:value="41">
            <text:p>41</text:p>
          </table:table-cell>
          <table:table-cell office:value-type="string">
            <text:p>09</text:p>
          </table:table-cell>
          <table:table-cell office:value-type="string">
            <text:p>spese per software</text:p>
          </table:table-cell>
          <table:table-cell table:style-name="ce6" table:formula="of:=CONCATENATE(&quot;account_&quot;;[.C89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90])" office:value-type="string" office:string-value="account_4110">
            <text:p>account_4110</text:p>
          </table:table-cell>
          <table:table-cell table:style-name="ce6" table:formula="of:=CONCATENATE([.C90];[.D90])" office:value-type="string" office:string-value="4110">
            <text:p>4110</text:p>
          </table:table-cell>
          <table:table-cell office:value-type="float" office:value="41">
            <text:p>41</text:p>
          </table:table-cell>
          <table:table-cell office:value-type="string">
            <text:p>10</text:p>
          </table:table-cell>
          <table:table-cell office:value-type="string">
            <text:p>spese postali</text:p>
          </table:table-cell>
          <table:table-cell table:style-name="ce6" table:formula="of:=CONCATENATE(&quot;account_&quot;;[.C90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91])" office:value-type="string" office:string-value="account_4111">
            <text:p>account_4111</text:p>
          </table:table-cell>
          <table:table-cell table:style-name="ce6" table:formula="of:=CONCATENATE([.C91];[.D91])" office:value-type="string" office:string-value="4111">
            <text:p>4111</text:p>
          </table:table-cell>
          <table:table-cell office:value-type="float" office:value="41">
            <text:p>41</text:p>
          </table:table-cell>
          <table:table-cell office:value-type="string">
            <text:p>11</text:p>
          </table:table-cell>
          <table:table-cell office:value-type="string">
            <text:p>telefonia mobile</text:p>
          </table:table-cell>
          <table:table-cell table:style-name="ce6" table:formula="of:=CONCATENATE(&quot;account_&quot;;[.C91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4" table:formula="of:=CONCATENATE(&quot;account_&quot;;[.B92])" office:value-type="string" office:string-value="account_42">
            <text:p>account_42</text:p>
          </table:table-cell>
          <table:table-cell table:style-name="ce9" office:value-type="float" office:value="42">
            <text:p>42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LOCALI</text:p>
          </table:table-cell>
          <table:table-cell table:style-name="ce9" table:formula="of:=CONCATENATE(&quot;account_&quot;;[.C92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4" table:formula="of:=CONCATENATE(&quot;account_&quot;;[.B93])" office:value-type="string" office:string-value="account_4201">
            <text:p>account_4201</text:p>
          </table:table-cell>
          <table:table-cell table:style-name="ce9" table:formula="of:=CONCATENATE([.C93];[.D93])" office:value-type="string" office:string-value="4201">
            <text:p>4201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affitti passivi</text:p>
          </table:table-cell>
          <table:table-cell table:style-name="ce9" table:formula="of:=CONCATENATE(&quot;account_&quot;;[.C93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4" table:formula="of:=CONCATENATE(&quot;account_&quot;;[.B94])" office:value-type="string" office:string-value="account_4202">
            <text:p>account_4202</text:p>
          </table:table-cell>
          <table:table-cell table:style-name="ce9" table:formula="of:=CONCATENATE([.C94];[.D94])" office:value-type="string" office:string-value="4202">
            <text:p>4202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energia elettrica</text:p>
          </table:table-cell>
          <table:table-cell table:style-name="ce9" table:formula="of:=CONCATENATE(&quot;account_&quot;;[.C94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4" table:formula="of:=CONCATENATE(&quot;account_&quot;;[.B95])" office:value-type="string" office:string-value="account_4203">
            <text:p>account_4203</text:p>
          </table:table-cell>
          <table:table-cell table:style-name="ce9" table:formula="of:=CONCATENATE([.C95];[.D95])" office:value-type="string" office:string-value="4203">
            <text:p>4203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imposte su locali</text:p>
          </table:table-cell>
          <table:table-cell table:style-name="ce9" table:formula="of:=CONCATENATE(&quot;account_&quot;;[.C95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6])" office:value-type="string" office:string-value="account_4204">
            <text:p>account_4204</text:p>
          </table:table-cell>
          <table:table-cell table:style-name="ce9" table:formula="of:=CONCATENATE([.C96];[.D96])" office:value-type="string" office:string-value="4204">
            <text:p>4204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internet e telefonia fissa</text:p>
          </table:table-cell>
          <table:table-cell table:style-name="ce9" table:formula="of:=CONCATENATE(&quot;account_&quot;;[.C96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7])" office:value-type="string" office:string-value="account_4205">
            <text:p>account_4205</text:p>
          </table:table-cell>
          <table:table-cell table:style-name="ce9" table:formula="of:=CONCATENATE([.C97];[.D97])" office:value-type="string" office:string-value="4205">
            <text:p>4205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manutenzione e riparazione locali</text:p>
          </table:table-cell>
          <table:table-cell table:style-name="ce9" table:formula="of:=CONCATENATE(&quot;account_&quot;;[.C97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8])" office:value-type="string" office:string-value="account_4206">
            <text:p>account_4206</text:p>
          </table:table-cell>
          <table:table-cell table:style-name="ce9" table:formula="of:=CONCATENATE([.C98];[.D98])" office:value-type="string" office:string-value="4206">
            <text:p>4206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6</text:p>
          </table:table-cell>
          <table:table-cell table:style-name="ce14" office:value-type="string">
            <text:p>riscaldamento (gas e acqua)</text:p>
          </table:table-cell>
          <table:table-cell table:style-name="ce9" table:formula="of:=CONCATENATE(&quot;account_&quot;;[.C98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9])" office:value-type="string" office:string-value="account_4207">
            <text:p>account_4207</text:p>
          </table:table-cell>
          <table:table-cell table:style-name="ce9" table:formula="of:=CONCATENATE([.C99];[.D99])" office:value-type="string" office:string-value="4207">
            <text:p>4207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7</text:p>
          </table:table-cell>
          <table:table-cell table:style-name="ce14" office:value-type="string">
            <text:p>spese di amministrazione</text:p>
          </table:table-cell>
          <table:table-cell table:style-name="ce9" table:formula="of:=CONCATENATE(&quot;account_&quot;;[.C99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0])" office:value-type="string" office:string-value="account_43">
            <text:p>account_43</text:p>
          </table:table-cell>
          <table:table-cell table:style-name="ce9" office:value-type="float" office:value="43">
            <text:p>4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AUTOMEZZI</text:p>
          </table:table-cell>
          <table:table-cell table:style-name="ce9" table:formula="of:=CONCATENATE(&quot;account_&quot;;[.C100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1])" office:value-type="string" office:string-value="account_4301">
            <text:p>account_4301</text:p>
          </table:table-cell>
          <table:table-cell table:style-name="ce9" table:formula="of:=CONCATENATE([.C101];[.D101])" office:value-type="string" office:string-value="4301">
            <text:p>4301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assicurazioni</text:p>
          </table:table-cell>
          <table:table-cell table:style-name="ce9" table:formula="of:=CONCATENATE(&quot;account_&quot;;[.C101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2])" office:value-type="string" office:string-value="account_4302">
            <text:p>account_4302</text:p>
          </table:table-cell>
          <table:table-cell table:style-name="ce9" table:formula="of:=CONCATENATE([.C102];[.D102])" office:value-type="string" office:string-value="4302">
            <text:p>4302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autostrade</text:p>
          </table:table-cell>
          <table:table-cell table:style-name="ce9" table:formula="of:=CONCATENATE(&quot;account_&quot;;[.C102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3])" office:value-type="string" office:string-value="account_4303">
            <text:p>account_4303</text:p>
          </table:table-cell>
          <table:table-cell table:style-name="ce9" table:formula="of:=CONCATENATE([.C103];[.D103])" office:value-type="string" office:string-value="4303">
            <text:p>4303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benzina</text:p>
          </table:table-cell>
          <table:table-cell table:style-name="ce9" table:formula="of:=CONCATENATE(&quot;account_&quot;;[.C103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4])" office:value-type="string" office:string-value="account_4304">
            <text:p>account_4304</text:p>
          </table:table-cell>
          <table:table-cell table:style-name="ce9" table:formula="of:=CONCATENATE([.C104];[.D104])" office:value-type="string" office:string-value="4304">
            <text:p>4304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manutenzione e riparazione automezzi</text:p>
          </table:table-cell>
          <table:table-cell table:style-name="ce9" table:formula="of:=CONCATENATE(&quot;account_&quot;;[.C104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5])" office:value-type="string" office:string-value="account_4305">
            <text:p>account_4305</text:p>
          </table:table-cell>
          <table:table-cell table:style-name="ce9" table:formula="of:=CONCATENATE([.C105];[.D105])" office:value-type="string" office:string-value="4305">
            <text:p>4305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multe e more varie</text:p>
          </table:table-cell>
          <table:table-cell table:style-name="ce9" table:formula="of:=CONCATENATE(&quot;account_&quot;;[.C105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6])" office:value-type="string" office:string-value="account_4306">
            <text:p>account_4306</text:p>
          </table:table-cell>
          <table:table-cell table:style-name="ce9" table:formula="of:=CONCATENATE([.C106];[.D106])" office:value-type="string" office:string-value="4306">
            <text:p>4306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6</text:p>
          </table:table-cell>
          <table:table-cell table:style-name="ce14" office:value-type="string">
            <text:p>parcheggi</text:p>
          </table:table-cell>
          <table:table-cell table:style-name="ce9" table:formula="of:=CONCATENATE(&quot;account_&quot;;[.C106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7])" office:value-type="string" office:string-value="account_4307">
            <text:p>account_4307</text:p>
          </table:table-cell>
          <table:table-cell table:style-name="ce9" table:formula="of:=CONCATENATE([.C107];[.D107])" office:value-type="string" office:string-value="4307">
            <text:p>4307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7</text:p>
          </table:table-cell>
          <table:table-cell table:style-name="ce14" office:value-type="string">
            <text:p>ricariche elettriche</text:p>
          </table:table-cell>
          <table:table-cell table:style-name="ce9" table:formula="of:=CONCATENATE(&quot;account_&quot;;[.C107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8])" office:value-type="string" office:string-value="account_4308">
            <text:p>account_4308</text:p>
          </table:table-cell>
          <table:table-cell table:style-name="ce9" table:formula="of:=CONCATENATE([.C108];[.D108])" office:value-type="string" office:string-value="4308">
            <text:p>4308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8</text:p>
          </table:table-cell>
          <table:table-cell table:style-name="ce14" office:value-type="string">
            <text:p>tasse di circolazione</text:p>
          </table:table-cell>
          <table:table-cell table:style-name="ce9" table:formula="of:=CONCATENATE(&quot;account_&quot;;[.C108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9])" office:value-type="string" office:string-value="account_44">
            <text:p>account_44</text:p>
          </table:table-cell>
          <table:table-cell table:style-name="ce9" office:value-type="float" office:value="44">
            <text:p>44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BENESSERE</text:p>
          </table:table-cell>
          <table:table-cell table:style-name="ce9" table:formula="of:=CONCATENATE(&quot;account_&quot;;[.C109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0])" office:value-type="string" office:string-value="account_4401">
            <text:p>account_4401</text:p>
          </table:table-cell>
          <table:table-cell table:style-name="ce9" table:formula="of:=CONCATENATE([.C110];[.D110])" office:value-type="string" office:string-value="4401">
            <text:p>4401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centri sportivi</text:p>
          </table:table-cell>
          <table:table-cell table:style-name="ce9" table:formula="of:=CONCATENATE(&quot;account_&quot;;[.C110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1])" office:value-type="string" office:string-value="account_4402">
            <text:p>account_4402</text:p>
          </table:table-cell>
          <table:table-cell table:style-name="ce9" table:formula="of:=CONCATENATE([.C111];[.D111])" office:value-type="string" office:string-value="4402">
            <text:p>4402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centri termali</text:p>
          </table:table-cell>
          <table:table-cell table:style-name="ce9" table:formula="of:=CONCATENATE(&quot;account_&quot;;[.C111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2])" office:value-type="string" office:string-value="account_4403">
            <text:p>account_4403</text:p>
          </table:table-cell>
          <table:table-cell table:style-name="ce9" table:formula="of:=CONCATENATE([.C112];[.D112])" office:value-type="string" office:string-value="4403">
            <text:p>4403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prodotti di prevenzione</text:p>
          </table:table-cell>
          <table:table-cell table:style-name="ce9" table:formula="of:=CONCATENATE(&quot;account_&quot;;[.C112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3])" office:value-type="string" office:string-value="account_4404">
            <text:p>account_4404</text:p>
          </table:table-cell>
          <table:table-cell table:style-name="ce9" table:formula="of:=CONCATENATE([.C113];[.D113])" office:value-type="string" office:string-value="4404">
            <text:p>4404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prodotti di profumeria</text:p>
          </table:table-cell>
          <table:table-cell table:style-name="ce9" table:formula="of:=CONCATENATE(&quot;account_&quot;;[.C113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4])" office:value-type="string" office:string-value="account_4405">
            <text:p>account_4405</text:p>
          </table:table-cell>
          <table:table-cell table:style-name="ce9" table:formula="of:=CONCATENATE([.C114];[.D114])" office:value-type="string" office:string-value="4405">
            <text:p>4405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spese mediche</text:p>
          </table:table-cell>
          <table:table-cell table:style-name="ce9" table:formula="of:=CONCATENATE(&quot;account_&quot;;[.C114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5])" office:value-type="string" office:string-value="account_45">
            <text:p>account_45</text:p>
          </table:table-cell>
          <table:table-cell table:style-name="ce9" office:value-type="float" office:value="45">
            <text:p>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FORMAZIONE</text:p>
          </table:table-cell>
          <table:table-cell table:style-name="ce9" table:formula="of:=CONCATENATE(&quot;account_&quot;;[.C115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6])" office:value-type="string" office:string-value="account_4501">
            <text:p>account_4501</text:p>
          </table:table-cell>
          <table:table-cell table:style-name="ce9" table:formula="of:=CONCATENATE([.C116];[.D116])" office:value-type="string" office:string-value="4501">
            <text:p>4501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corsi</text:p>
          </table:table-cell>
          <table:table-cell table:style-name="ce9" table:formula="of:=CONCATENATE(&quot;account_&quot;;[.C116])" office:value-type="string" office:string-value="account_45">
            <text:p>account_45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7])" office:value-type="string" office:string-value="account_4502">
            <text:p>account_4502</text:p>
          </table:table-cell>
          <table:table-cell table:style-name="ce9" table:formula="of:=CONCATENATE([.C117];[.D117])" office:value-type="string" office:string-value="4502">
            <text:p>4502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eventi culturali</text:p>
          </table:table-cell>
          <table:table-cell table:style-name="ce9" table:formula="of:=CONCATENATE(&quot;account_&quot;;[.C117])" office:value-type="string" office:string-value="account_45">
            <text:p>account_45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8])" office:value-type="string" office:string-value="account_4503">
            <text:p>account_4503</text:p>
          </table:table-cell>
          <table:table-cell table:style-name="ce9" table:formula="of:=CONCATENATE([.C118];[.D118])" office:value-type="string" office:string-value="4503">
            <text:p>4503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oneri v/istituti di formazione</text:p>
          </table:table-cell>
          <table:table-cell table:style-name="ce9" table:formula="of:=CONCATENATE(&quot;account_&quot;;[.C118])" office:value-type="string" office:string-value="account_45">
            <text:p>account_45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" table:formula="of:=CONCATENATE(&quot;account_&quot;;[.B119])" office:value-type="string" office:string-value="account_46">
            <text:p>account_46</text:p>
          </table:table-cell>
          <table:table-cell table:style-name="ce6" office:value-type="float" office:value="46">
            <text:p>46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COSTI PER TEMPO LIBERO</text:p>
          </table:table-cell>
          <table:table-cell table:style-name="ce6" table:formula="of:=CONCATENATE(&quot;account_&quot;;[.C119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0])" office:value-type="string" office:string-value="account_4601">
            <text:p>account_4601</text:p>
          </table:table-cell>
          <table:table-cell table:style-name="ce6" table:formula="of:=CONCATENATE([.C120];[.D120])" office:value-type="string" office:string-value="4601">
            <text:p>4601</text:p>
          </table:table-cell>
          <table:table-cell office:value-type="float" office:value="46">
            <text:p>46</text:p>
          </table:table-cell>
          <table:table-cell office:value-type="string">
            <text:p>01</text:p>
          </table:table-cell>
          <table:table-cell office:value-type="string">
            <text:p>bar, ristoranti, etc…</text:p>
          </table:table-cell>
          <table:table-cell table:style-name="ce6" table:formula="of:=CONCATENATE(&quot;account_&quot;;[.C120])" office:value-type="string" office:string-value="account_46">
            <text:p>account_46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1])" office:value-type="string" office:string-value="account_4602">
            <text:p>account_4602</text:p>
          </table:table-cell>
          <table:table-cell table:style-name="ce6" table:formula="of:=CONCATENATE([.C121];[.D121])" office:value-type="string" office:string-value="4602">
            <text:p>4602</text:p>
          </table:table-cell>
          <table:table-cell office:value-type="float" office:value="46">
            <text:p>46</text:p>
          </table:table-cell>
          <table:table-cell office:value-type="string">
            <text:p>02</text:p>
          </table:table-cell>
          <table:table-cell office:value-type="string">
            <text:p>eventi d'intrattenimento</text:p>
          </table:table-cell>
          <table:table-cell table:style-name="ce6" table:formula="of:=CONCATENATE(&quot;account_&quot;;[.C121])" office:value-type="string" office:string-value="account_46">
            <text:p>account_46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2])" office:value-type="string" office:string-value="account_4603">
            <text:p>account_4603</text:p>
          </table:table-cell>
          <table:table-cell table:style-name="ce6" table:formula="of:=CONCATENATE([.C122];[.D122])" office:value-type="string" office:string-value="4603">
            <text:p>4603</text:p>
          </table:table-cell>
          <table:table-cell office:value-type="float" office:value="46">
            <text:p>46</text:p>
          </table:table-cell>
          <table:table-cell office:value-type="string">
            <text:p>03</text:p>
          </table:table-cell>
          <table:table-cell office:value-type="string">
            <text:p>locali per divertimento</text:p>
          </table:table-cell>
          <table:table-cell table:style-name="ce6" table:formula="of:=CONCATENATE(&quot;account_&quot;;[.C122])" office:value-type="string" office:string-value="account_46">
            <text:p>account_46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3])" office:value-type="string" office:string-value="account_4604">
            <text:p>account_4604</text:p>
          </table:table-cell>
          <table:table-cell table:style-name="ce6" table:formula="of:=CONCATENATE([.C123];[.D123])" office:value-type="string" office:string-value="4604">
            <text:p>4604</text:p>
          </table:table-cell>
          <table:table-cell office:value-type="float" office:value="46">
            <text:p>46</text:p>
          </table:table-cell>
          <table:table-cell office:value-type="string">
            <text:p>04</text:p>
          </table:table-cell>
          <table:table-cell office:value-type="string">
            <text:p>pernottamenti</text:p>
          </table:table-cell>
          <table:table-cell table:style-name="ce6" table:formula="of:=CONCATENATE(&quot;account_&quot;;[.C123])" office:value-type="string" office:string-value="account_46">
            <text:p>account_46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4])" office:value-type="string" office:string-value="account_49">
            <text:p>account_49</text:p>
          </table:table-cell>
          <table:table-cell table:style-name="ce6"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ONERI FISCALI DIVERSI</text:p>
          </table:table-cell>
          <table:table-cell table:style-name="ce6" table:formula="of:=CONCATENATE(&quot;account_&quot;;[.C124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5])" office:value-type="string" office:string-value="account_4901">
            <text:p>account_4901</text:p>
          </table:table-cell>
          <table:table-cell table:style-name="ce6" table:formula="of:=CONCATENATE([.C125];[.D125])" office:value-type="string" office:string-value="4901">
            <text:p>4901</text:p>
          </table:table-cell>
          <table:table-cell office:value-type="float" office:value="49">
            <text:p>49</text:p>
          </table:table-cell>
          <table:table-cell office:value-type="string">
            <text:p>01</text:p>
          </table:table-cell>
          <table:table-cell office:value-type="string">
            <text:p>imposte di bollo</text:p>
          </table:table-cell>
          <table:table-cell table:style-name="ce6" table:formula="of:=CONCATENATE(&quot;account_&quot;;[.C125])" office:value-type="string" office:string-value="account_49">
            <text:p>account_49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6])" office:value-type="string" office:string-value="account_4902">
            <text:p>account_4902</text:p>
          </table:table-cell>
          <table:table-cell table:style-name="ce6" table:formula="of:=CONCATENATE([.C126];[.D126])" office:value-type="string" office:string-value="4902">
            <text:p>4902</text:p>
          </table:table-cell>
          <table:table-cell office:value-type="float" office:value="49">
            <text:p>49</text:p>
          </table:table-cell>
          <table:table-cell office:value-type="string">
            <text:p>02</text:p>
          </table:table-cell>
          <table:table-cell office:value-type="string">
            <text:p>imposte varie</text:p>
          </table:table-cell>
          <table:table-cell table:style-name="ce6" table:formula="of:=CONCATENATE(&quot;account_&quot;;[.C126])" office:value-type="string" office:string-value="account_49">
            <text:p>account_49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7])" office:value-type="string" office:string-value="account_4903">
            <text:p>account_4903</text:p>
          </table:table-cell>
          <table:table-cell table:style-name="ce6" table:formula="of:=CONCATENATE([.C127];[.D127])" office:value-type="string" office:string-value="4903">
            <text:p>4903</text:p>
          </table:table-cell>
          <table:table-cell office:value-type="float" office:value="49">
            <text:p>49</text:p>
          </table:table-cell>
          <table:table-cell office:value-type="string">
            <text:p>03</text:p>
          </table:table-cell>
          <table:table-cell office:value-type="string">
            <text:p>oneri v/istituti previdenziali</text:p>
          </table:table-cell>
          <table:table-cell table:style-name="ce6" table:formula="of:=CONCATENATE(&quot;account_&quot;;[.C127])" office:value-type="string" office:string-value="account_49">
            <text:p>account_49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/>
          <table:table-cell table:style-name="ce7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129])" office:value-type="string" office:string-value="account_5">
            <text:p>account_5</text:p>
          </table:table-cell>
          <table:table-cell table:style-name="ce6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RICAVI DIVERSI</text:p>
          </table:table-cell>
          <table:table-cell table:style-name="ce6" table:formula="of:=CONCATENATE(&quot;account_&quot;;[.C129])" office:value-type="string" office:string-value="account_0">
            <text:p>account_0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0])" office:value-type="string" office:string-value="account_51">
            <text:p>account_51</text:p>
          </table:table-cell>
          <table:table-cell table:style-name="ce6" office:value-type="float" office:value="51">
            <text:p>51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PROVENTI DIVERSI</text:p>
          </table:table-cell>
          <table:table-cell table:style-name="ce6" table:formula="of:=CONCATENATE(&quot;account_&quot;;[.C130])" office:value-type="string" office:string-value="account_5">
            <text:p>account_5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1])" office:value-type="string" office:string-value="account_5101">
            <text:p>account_5101</text:p>
          </table:table-cell>
          <table:table-cell table:style-name="ce6" table:formula="of:=CONCATENATE([.C131];[.D131])" office:value-type="string" office:string-value="5101">
            <text:p>5101</text:p>
          </table:table-cell>
          <table:table-cell office:value-type="float" office:value="51">
            <text:p>51</text:p>
          </table:table-cell>
          <table:table-cell office:value-type="string">
            <text:p>01</text:p>
          </table:table-cell>
          <table:table-cell office:value-type="string">
            <text:p>affitti attivi</text:p>
          </table:table-cell>
          <table:table-cell table:style-name="ce6" table:formula="of:=CONCATENATE(&quot;account_&quot;;[.C131])" office:value-type="string" office:string-value="account_51">
            <text:p>account_5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2])" office:value-type="string" office:string-value="account_5102">
            <text:p>account_5102</text:p>
          </table:table-cell>
          <table:table-cell table:style-name="ce6" table:formula="of:=CONCATENATE([.C132];[.D132])" office:value-type="string" office:string-value="5102">
            <text:p>5102</text:p>
          </table:table-cell>
          <table:table-cell office:value-type="float" office:value="51">
            <text:p>51</text:p>
          </table:table-cell>
          <table:table-cell office:value-type="string">
            <text:p>02</text:p>
          </table:table-cell>
          <table:table-cell office:value-type="string">
            <text:p>arrotondamenti attivi</text:p>
          </table:table-cell>
          <table:table-cell table:style-name="ce6" table:formula="of:=CONCATENATE(&quot;account_&quot;;[.C132])" office:value-type="string" office:string-value="account_51">
            <text:p>account_5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3])" office:value-type="string" office:string-value="account_5103">
            <text:p>account_5103</text:p>
          </table:table-cell>
          <table:table-cell table:style-name="ce6" table:formula="of:=CONCATENATE([.C133];[.D133])" office:value-type="string" office:string-value="5103">
            <text:p>5103</text:p>
          </table:table-cell>
          <table:table-cell office:value-type="float" office:value="51">
            <text:p>51</text:p>
          </table:table-cell>
          <table:table-cell office:value-type="string">
            <text:p>03</text:p>
          </table:table-cell>
          <table:table-cell office:value-type="string">
            <text:p>sopravvenienze attive</text:p>
          </table:table-cell>
          <table:table-cell table:style-name="ce6" table:formula="of:=CONCATENATE(&quot;account_&quot;;[.C133])" office:value-type="string" office:string-value="account_51">
            <text:p>account_5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4])" office:value-type="string" office:string-value="account_5104">
            <text:p>account_5104</text:p>
          </table:table-cell>
          <table:table-cell table:style-name="ce6" table:formula="of:=CONCATENATE([.C134];[.D134])" office:value-type="string" office:string-value="5104">
            <text:p>5104</text:p>
          </table:table-cell>
          <table:table-cell office:value-type="float" office:value="51">
            <text:p>51</text:p>
          </table:table-cell>
          <table:table-cell office:value-type="string">
            <text:p>04</text:p>
          </table:table-cell>
          <table:table-cell office:value-type="string">
            <text:p>proventi vari</text:p>
          </table:table-cell>
          <table:table-cell table:style-name="ce6" table:formula="of:=CONCATENATE(&quot;account_&quot;;[.C134])" office:value-type="string" office:string-value="account_51">
            <text:p>account_5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5])" office:value-type="string" office:string-value="account_52">
            <text:p>account_52</text:p>
          </table:table-cell>
          <table:table-cell table:style-name="ce6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PROVENTI FINANZIARI</text:p>
          </table:table-cell>
          <table:table-cell table:style-name="ce6" table:formula="of:=CONCATENATE(&quot;account_&quot;;[.C135])" office:value-type="string" office:string-value="account_5">
            <text:p>account_5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6])" office:value-type="string" office:string-value="account_5201">
            <text:p>account_5201</text:p>
          </table:table-cell>
          <table:table-cell table:style-name="ce6" table:formula="of:=CONCATENATE([.C136];[.D136])" office:value-type="string" office:string-value="5201">
            <text:p>5201</text:p>
          </table:table-cell>
          <table:table-cell office:value-type="float" office:value="52">
            <text:p>52</text:p>
          </table:table-cell>
          <table:table-cell office:value-type="string">
            <text:p>01</text:p>
          </table:table-cell>
          <table:table-cell office:value-type="string">
            <text:p>interessi attivi bancari</text:p>
          </table:table-cell>
          <table:table-cell table:style-name="ce6" table:formula="of:=CONCATENATE(&quot;account_&quot;;[.C136])" office:value-type="string" office:string-value="account_52">
            <text:p>account_52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7])" office:value-type="string" office:string-value="account_5202">
            <text:p>account_5202</text:p>
          </table:table-cell>
          <table:table-cell table:style-name="ce6" table:formula="of:=CONCATENATE([.C137];[.D137])" office:value-type="string" office:string-value="5202">
            <text:p>5202</text:p>
          </table:table-cell>
          <table:table-cell office:value-type="float" office:value="52">
            <text:p>52</text:p>
          </table:table-cell>
          <table:table-cell office:value-type="string">
            <text:p>02</text:p>
          </table:table-cell>
          <table:table-cell office:value-type="string">
            <text:p>interessi attivi postali</text:p>
          </table:table-cell>
          <table:table-cell table:style-name="ce6" table:formula="of:=CONCATENATE(&quot;account_&quot;;[.C137])" office:value-type="string" office:string-value="account_52">
            <text:p>account_52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8])" office:value-type="string" office:string-value="account_5203">
            <text:p>account_5203</text:p>
          </table:table-cell>
          <table:table-cell table:style-name="ce6" table:formula="of:=CONCATENATE([.C138];[.D138])" office:value-type="string" office:string-value="5203">
            <text:p>5203</text:p>
          </table:table-cell>
          <table:table-cell office:value-type="float" office:value="52">
            <text:p>52</text:p>
          </table:table-cell>
          <table:table-cell office:value-type="string">
            <text:p>03</text:p>
          </table:table-cell>
          <table:table-cell office:value-type="string">
            <text:p>interessi attivi su investimenti</text:p>
          </table:table-cell>
          <table:table-cell table:style-name="ce6" table:formula="of:=CONCATENATE(&quot;account_&quot;;[.C138])" office:value-type="string" office:string-value="account_52">
            <text:p>account_52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9])" office:value-type="string" office:string-value="account_5204">
            <text:p>account_5204</text:p>
          </table:table-cell>
          <table:table-cell table:style-name="ce6" table:formula="of:=CONCATENATE([.C139];[.D139])" office:value-type="string" office:string-value="5204">
            <text:p>5204</text:p>
          </table:table-cell>
          <table:table-cell office:value-type="float" office:value="52">
            <text:p>52</text:p>
          </table:table-cell>
          <table:table-cell office:value-type="string">
            <text:p>04</text:p>
          </table:table-cell>
          <table:table-cell office:value-type="string">
            <text:p>interessi attivi su prestiti</text:p>
          </table:table-cell>
          <table:table-cell table:style-name="ce6" table:formula="of:=CONCATENATE(&quot;account_&quot;;[.C139])" office:value-type="string" office:string-value="account_52">
            <text:p>account_52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40])" office:value-type="string" office:string-value="account_53">
            <text:p>account_53</text:p>
          </table:table-cell>
          <table:table-cell table:style-name="ce6" office:value-type="float" office:value="53">
            <text:p>53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RIVALUTAZIONI</text:p>
          </table:table-cell>
          <table:table-cell table:style-name="ce6" table:formula="of:=CONCATENATE(&quot;account_&quot;;[.C140])" office:value-type="string" office:string-value="account_5">
            <text:p>account_5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41])" office:value-type="string" office:string-value="account_5301">
            <text:p>account_5301</text:p>
          </table:table-cell>
          <table:table-cell table:style-name="ce6" table:formula="of:=CONCATENATE([.C141];[.D141])" office:value-type="string" office:string-value="5301">
            <text:p>5301</text:p>
          </table:table-cell>
          <table:table-cell office:value-type="float" office:value="53">
            <text:p>53</text:p>
          </table:table-cell>
          <table:table-cell office:value-type="string">
            <text:p>01</text:p>
          </table:table-cell>
          <table:table-cell office:value-type="string">
            <text:p>rivalutazioni immobilizzazioni immateriali</text:p>
          </table:table-cell>
          <table:table-cell table:style-name="ce6" table:formula="of:=CONCATENATE(&quot;account_&quot;;[.C141])" office:value-type="string" office:string-value="account_53">
            <text:p>account_53</text:p>
          </table:table-cell>
          <table:table-cell office:value-type="string">
            <text:p>account_type_revaluation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42])" office:value-type="string" office:string-value="account_5302">
            <text:p>account_5302</text:p>
          </table:table-cell>
          <table:table-cell table:style-name="ce6" table:formula="of:=CONCATENATE([.C142];[.D142])" office:value-type="string" office:string-value="5302">
            <text:p>5302</text:p>
          </table:table-cell>
          <table:table-cell office:value-type="float" office:value="53">
            <text:p>53</text:p>
          </table:table-cell>
          <table:table-cell office:value-type="string">
            <text:p>02</text:p>
          </table:table-cell>
          <table:table-cell office:value-type="string">
            <text:p>rivalutazioni immobilizzazioni materiali</text:p>
          </table:table-cell>
          <table:table-cell table:style-name="ce6" table:formula="of:=CONCATENATE(&quot;account_&quot;;[.C142])" office:value-type="string" office:string-value="account_53">
            <text:p>account_53</text:p>
          </table:table-cell>
          <table:table-cell office:value-type="string">
            <text:p>account_type_revaluation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43])" office:value-type="string" office:string-value="account_5303">
            <text:p>account_5303</text:p>
          </table:table-cell>
          <table:table-cell table:style-name="ce6" table:formula="of:=CONCATENATE([.C143];[.D143])" office:value-type="string" office:string-value="5303">
            <text:p>5303</text:p>
          </table:table-cell>
          <table:table-cell office:value-type="float" office:value="53">
            <text:p>53</text:p>
          </table:table-cell>
          <table:table-cell office:value-type="string">
            <text:p>03</text:p>
          </table:table-cell>
          <table:table-cell office:value-type="string">
            <text:p>rivalutazioni debiti</text:p>
          </table:table-cell>
          <table:table-cell table:style-name="ce6" table:formula="of:=CONCATENATE(&quot;account_&quot;;[.C143])" office:value-type="string" office:string-value="account_53">
            <text:p>account_53</text:p>
          </table:table-cell>
          <table:table-cell office:value-type="string">
            <text:p>account_type_revaluation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/>
          <table:table-cell table:style-name="ce7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4" table:formula="of:=CONCATENATE(&quot;account_&quot;;[.B145])" office:value-type="string" office:string-value="account_6">
            <text:p>account_6</text:p>
          </table:table-cell>
          <table:table-cell table:style-name="ce9" office:value-type="float" office:value="6">
            <text:p>6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6" office:value-type="string">
            <text:p>COSTI DIVERSI</text:p>
          </table:table-cell>
          <table:table-cell table:style-name="ce9" table:formula="of:=CONCATENATE(&quot;account_&quot;;[.C145])" office:value-type="string" office:string-value="account_0">
            <text:p>account_0</text:p>
          </table:table-cell>
          <table:table-cell table:style-name="ce14" office:value-type="string">
            <text:p>account.account_type_expense_view1</text:p>
          </table:table-cell>
          <table:table-cell table:style-name="ce12" office:value-type="string">
            <text:p>view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6])" office:value-type="string" office:string-value="account_61">
            <text:p>account_61</text:p>
          </table:table-cell>
          <table:table-cell table:style-name="ce9" office:value-type="float" office:value="61">
            <text:p>6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ONERI DIVERSI</text:p>
          </table:table-cell>
          <table:table-cell table:style-name="ce9" table:formula="of:=CONCATENATE(&quot;account_&quot;;[.C146])" office:value-type="string" office:string-value="account_6">
            <text:p>account_6</text:p>
          </table:table-cell>
          <table:table-cell table:style-name="ce14" office:value-type="string">
            <text:p>account.account_type_expense_view1</text:p>
          </table:table-cell>
          <table:table-cell table:style-name="ce12" office:value-type="string">
            <text:p>view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7])" office:value-type="string" office:string-value="account_6102">
            <text:p>account_6102</text:p>
          </table:table-cell>
          <table:table-cell table:style-name="ce9" table:formula="of:=CONCATENATE([.C147];[.D147])" office:value-type="string" office:string-value="6102">
            <text:p>6102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arrotondamenti passivi</text:p>
          </table:table-cell>
          <table:table-cell table:style-name="ce9" table:formula="of:=CONCATENATE(&quot;account_&quot;;[.C147])" office:value-type="string" office:string-value="account_61">
            <text:p>account_61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8])" office:value-type="string" office:string-value="account_6103">
            <text:p>account_6103</text:p>
          </table:table-cell>
          <table:table-cell table:style-name="ce9" table:formula="of:=CONCATENATE([.C148];[.D148])" office:value-type="string" office:string-value="6103">
            <text:p>6103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sopravvenienze passive</text:p>
          </table:table-cell>
          <table:table-cell table:style-name="ce9" table:formula="of:=CONCATENATE(&quot;account_&quot;;[.C148])" office:value-type="string" office:string-value="account_61">
            <text:p>account_61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9])" office:value-type="string" office:string-value="account_6104">
            <text:p>account_6104</text:p>
          </table:table-cell>
          <table:table-cell table:style-name="ce9" table:formula="of:=CONCATENATE([.C149];[.D149])" office:value-type="string" office:string-value="6104">
            <text:p>6104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oneri vari</text:p>
          </table:table-cell>
          <table:table-cell table:style-name="ce9" table:formula="of:=CONCATENATE(&quot;account_&quot;;[.C149])" office:value-type="string" office:string-value="account_61">
            <text:p>account_61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0])" office:value-type="string" office:string-value="account_62">
            <text:p>account_62</text:p>
          </table:table-cell>
          <table:table-cell table:style-name="ce9" office:value-type="float" office:value="62">
            <text:p>62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ONERI FINANZIARI</text:p>
          </table:table-cell>
          <table:table-cell table:style-name="ce9" table:formula="of:=CONCATENATE(&quot;account_&quot;;[.C150])" office:value-type="string" office:string-value="account_6">
            <text:p>account_6</text:p>
          </table:table-cell>
          <table:table-cell table:style-name="ce14" office:value-type="string">
            <text:p>account.account_type_expense_view1</text:p>
          </table:table-cell>
          <table:table-cell table:style-name="ce12" office:value-type="string">
            <text:p>view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1])" office:value-type="string" office:string-value="account_6201">
            <text:p>account_6201</text:p>
          </table:table-cell>
          <table:table-cell table:style-name="ce9" table:formula="of:=CONCATENATE([.C151];[.D151])" office:value-type="string" office:string-value="6201">
            <text:p>6201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interessi passivi bancari</text:p>
          </table:table-cell>
          <table:table-cell table:style-name="ce9" table:formula="of:=CONCATENATE(&quot;account_&quot;;[.C151])" office:value-type="string" office:string-value="account_62">
            <text:p>account_62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2])" office:value-type="string" office:string-value="account_6202">
            <text:p>account_6202</text:p>
          </table:table-cell>
          <table:table-cell table:style-name="ce9" table:formula="of:=CONCATENATE([.C152];[.D152])" office:value-type="string" office:string-value="6202">
            <text:p>6202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interessi passivi postali</text:p>
          </table:table-cell>
          <table:table-cell table:style-name="ce9" table:formula="of:=CONCATENATE(&quot;account_&quot;;[.C152])" office:value-type="string" office:string-value="account_62">
            <text:p>account_62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3])" office:value-type="string" office:string-value="account_6203">
            <text:p>account_6203</text:p>
          </table:table-cell>
          <table:table-cell table:style-name="ce9" table:formula="of:=CONCATENATE([.C153];[.D153])" office:value-type="string" office:string-value="6203">
            <text:p>6203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interessi passivi su investimenti</text:p>
          </table:table-cell>
          <table:table-cell table:style-name="ce9" table:formula="of:=CONCATENATE(&quot;account_&quot;;[.C153])" office:value-type="string" office:string-value="account_62">
            <text:p>account_62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4])" office:value-type="string" office:string-value="account_6204">
            <text:p>account_6204</text:p>
          </table:table-cell>
          <table:table-cell table:style-name="ce9" table:formula="of:=CONCATENATE([.C154];[.D154])" office:value-type="string" office:string-value="6204">
            <text:p>6204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interessi passivi su prestiti</text:p>
          </table:table-cell>
          <table:table-cell table:style-name="ce9" table:formula="of:=CONCATENATE(&quot;account_&quot;;[.C154])" office:value-type="string" office:string-value="account_62">
            <text:p>account_62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5])" office:value-type="string" office:string-value="account_63">
            <text:p>account_63</text:p>
          </table:table-cell>
          <table:table-cell table:style-name="ce9" office:value-type="float" office:value="63">
            <text:p>63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SVALUTAZIONI</text:p>
          </table:table-cell>
          <table:table-cell table:style-name="ce9" table:formula="of:=CONCATENATE(&quot;account_&quot;;[.C155])" office:value-type="string" office:string-value="account_6">
            <text:p>account_6</text:p>
          </table:table-cell>
          <table:table-cell table:style-name="ce14" office:value-type="string">
            <text:p>account.account_type_expense_view1</text:p>
          </table:table-cell>
          <table:table-cell table:style-name="ce12" office:value-type="string">
            <text:p>view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6])" office:value-type="string" office:string-value="account_6301">
            <text:p>account_6301</text:p>
          </table:table-cell>
          <table:table-cell table:style-name="ce9" table:formula="of:=CONCATENATE([.C156];[.D156])" office:value-type="string" office:string-value="6301">
            <text:p>6301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svalutazioni immobilizzazioni immateriali</text:p>
          </table:table-cell>
          <table:table-cell table:style-name="ce9" table:formula="of:=CONCATENATE(&quot;account_&quot;;[.C156])" office:value-type="string" office:string-value="account_63">
            <text:p>account_63</text:p>
          </table:table-cell>
          <table:table-cell table:style-name="ce14" office:value-type="string">
            <text:p>account_type_devaluation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7])" office:value-type="string" office:string-value="account_6302">
            <text:p>account_6302</text:p>
          </table:table-cell>
          <table:table-cell table:style-name="ce9" table:formula="of:=CONCATENATE([.C157];[.D157])" office:value-type="string" office:string-value="6302">
            <text:p>6302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svalutazioni immobilizzazioni materiali</text:p>
          </table:table-cell>
          <table:table-cell table:style-name="ce9" table:formula="of:=CONCATENATE(&quot;account_&quot;;[.C157])" office:value-type="string" office:string-value="account_63">
            <text:p>account_63</text:p>
          </table:table-cell>
          <table:table-cell table:style-name="ce14" office:value-type="string">
            <text:p>account_type_devaluation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8])" office:value-type="string" office:string-value="account_6303">
            <text:p>account_6303</text:p>
          </table:table-cell>
          <table:table-cell table:style-name="ce9" table:formula="of:=CONCATENATE([.C158];[.D158])" office:value-type="string" office:string-value="6303">
            <text:p>6303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svalutazione crediti</text:p>
          </table:table-cell>
          <table:table-cell table:style-name="ce9" table:formula="of:=CONCATENATE(&quot;account_&quot;;[.C158])" office:value-type="string" office:string-value="account_63">
            <text:p>account_63</text:p>
          </table:table-cell>
          <table:table-cell table:style-name="ce14" office:value-type="string">
            <text:p>account_type_devaluation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"/>
          <table:table-cell table:style-name="ce8"/>
          <table:table-cell table:style-name="ce11"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160])" office:value-type="string" office:string-value="account_9">
            <text:p>account_9</text:p>
          </table:table-cell>
          <table:table-cell office:value-type="string">
            <text:p>9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CONTI DI RISULTATO</text:p>
          </table:table-cell>
          <table:table-cell table:style-name="ce6" table:formula="of:=CONCATENATE(&quot;account_&quot;;[.C160])" office:value-type="string" office:string-value="account_0">
            <text:p>account_0</text:p>
          </table:table-cell>
          <table:table-cell office:value-type="string">
            <text:p>account.data_account_type_view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61])" office:value-type="string" office:string-value="account_9001">
            <text:p>account_9001</text:p>
          </table:table-cell>
          <table:table-cell table:style-name="ce6" table:formula="of:=CONCATENATE([.C161];[.D161])" office:value-type="string" office:string-value="9001">
            <text:p>9001</text:p>
          </table:table-cell>
          <table:table-cell office:value-type="float" office:value="90">
            <text:p>90</text:p>
          </table:table-cell>
          <table:table-cell office:value-type="string">
            <text:p>01</text:p>
          </table:table-cell>
          <table:table-cell table:style-name="ce14" office:value-type="string">
            <text:p>conto di risultato economico</text:p>
          </table:table-cell>
          <table:table-cell table:style-name="ce6" office:value-type="string">
            <text:p>account_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62])" office:value-type="string" office:string-value="account_9002">
            <text:p>account_9002</text:p>
          </table:table-cell>
          <table:table-cell table:style-name="ce6" table:formula="of:=CONCATENATE([.C162];[.D162])" office:value-type="string" office:string-value="9002">
            <text:p>9002</text:p>
          </table:table-cell>
          <table:table-cell office:value-type="float" office:value="90">
            <text:p>90</text:p>
          </table:table-cell>
          <table:table-cell office:value-type="string">
            <text:p>02</text:p>
          </table:table-cell>
          <table:table-cell table:style-name="ce14" office:value-type="string">
            <text:p>stato patrimoniale</text:p>
          </table:table-cell>
          <table:table-cell table:style-name="ce6" office:value-type="string">
            <text:p>account_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account.account.template'.H1:'account.account.template'.H162" table:display-filter-buttons="true"/>
        <table:database-range table:name="__Anonymous_Sheet_DB__1" table:target-range-address="'account.account.template'.G1:'account.account.template'.G1048571" table:display-filter-buttons="true"/>
        <table:database-range table:target-range-address="'account.account.template'.A1:'account.account.template'.I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.</number:text>
      <number:seconds number:style="long"/>
    </number:time-style>
    <number:time-style style:name="N12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24">
      <number:minutes number:style="long"/>
      <number:text>.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2/03/2017</text:date>, <text:time>12:25: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3T12:25:29</dc:date>
    <meta:editing-duration>P1DT22H18M54S</meta:editing-duration>
    <meta:editing-cycles>175</meta:editing-cycles>
    <meta:generator>OpenOffice/4.1.3$Unix OpenOffice.org_project/413m1$Build-9783</meta:generator>
    <dc:creator>Luca Crea</dc:creator>
    <meta:document-statistic meta:table-count="1" meta:cell-count="1365" meta:object-count="0"/>
  </office:meta>
</office:document-meta>
</file>